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1000000119FD07F12021668E8.png" manifest:media-type="image/png"/>
  <manifest:file-entry manifest:full-path="Pictures/100000000000000200000005C11AF09198D738AB.png" manifest:media-type="image/png"/>
  <manifest:file-entry manifest:full-path="Pictures/100002010000037200000254914D0926E8720B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iroFont00" svg:font-family="CairoFont00"/>
    <style:font-face style:name="CairoFont10" svg:font-family="CairoFont10"/>
    <style:font-face style:name="CairoFont20" svg:font-family="CairoFont20"/>
    <style:font-face style:name="CairoFont40" svg:font-family="CairoFont40"/>
    <style:font-face style:name="CairoFont50" svg:font-family="CairoFont50"/>
    <style:font-face style:name="DejaVuSerif" svg:font-family="DejaVuSerif"/>
    <style:font-face style:name="dcgicons" svg:font-family="dcgico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dddddd"/>
    </style:style>
    <style:style style:name="gr4" style:family="graphic" style:parent-style-name="standard">
      <style:graphic-properties draw:stroke="none" draw:fill="solid" draw:fill-color="#444444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0.406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4d4d4d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6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e5e5e5"/>
    </style:style>
    <style:style style:name="gr10" style:family="graphic" style:parent-style-name="standard">
      <style:graphic-properties draw:stroke="solid" svg:stroke-width="0.026cm" svg:stroke-color="#3c6e9d" draw:stroke-linejoin="miter" svg:stroke-linecap="butt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8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.34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0.24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47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0.29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0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1cm" fo:min-width="0.401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dddddd"/>
    </style:style>
    <style:style style:name="P4" style:family="paragraph">
      <loext:graphic-properties draw:fill="solid" draw:fill-color="#444444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1.5pt" style:font-size-asian="11.5pt" style:font-size-complex="11.5pt"/>
    </style:style>
    <style:style style:name="P7" style:family="paragraph">
      <loext:graphic-properties draw:fill="solid" draw:fill-color="#4d4d4d"/>
    </style:style>
    <style:style style:name="P8" style:family="paragraph">
      <loext:graphic-properties draw:fill="none"/>
      <style:text-properties fo:font-size="10.3999996185303pt" style:font-size-asian="10.3999996185303pt" style:font-size-complex="10.3999996185303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solid" draw:fill-color="#e5e5e5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3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14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15" style:family="paragraph">
      <loext:graphic-properties draw:fill="none"/>
      <style:text-properties fo:font-size="13.6000003814697pt" style:font-size-asian="13.6000003814697pt" style:font-size-complex="13.6000003814697pt"/>
    </style:style>
    <style:style style:name="P16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17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8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T1" style:family="text">
      <style:text-properties fo:color="#ffffff" style:font-name="CairoFont00" fo:font-size="11.5pt" style:font-size-asian="11.5pt" style:font-name-complex="CairoFont00" style:font-size-complex="11.5pt"/>
    </style:style>
    <style:style style:name="T2" style:family="text">
      <style:text-properties fo:color="#000000" style:font-name="CairoFont00" fo:font-size="11.5pt" style:font-size-asian="11.5pt" style:font-name-complex="CairoFont00" style:font-size-complex="11.5pt"/>
    </style:style>
    <style:style style:name="T3" style:family="text">
      <style:text-properties fo:color="#ffffff" style:font-name="CairoFont10" fo:font-size="11.5pt" style:font-size-asian="11.5pt" style:font-name-complex="CairoFont10" style:font-size-complex="11.5pt"/>
    </style:style>
    <style:style style:name="T4" style:family="text">
      <style:text-properties fo:color="#000000" style:font-name="CairoFont10" fo:font-size="11.5pt" style:font-size-asian="11.5pt" style:font-name-complex="CairoFont10" style:font-size-complex="11.5pt"/>
    </style:style>
    <style:style style:name="T5" style:family="text">
      <style:text-properties fo:color="#ffffff" style:font-name="CairoFont20" fo:font-size="11.5pt" style:font-size-asian="11.5pt" style:font-name-complex="CairoFont20" style:font-size-complex="11.5pt"/>
    </style:style>
    <style:style style:name="T6" style:family="text">
      <style:text-properties fo:color="#000000" style:font-name="CairoFont20" fo:font-size="11.5pt" style:font-size-asian="11.5pt" style:font-name-complex="CairoFont20" style:font-size-complex="11.5pt"/>
    </style:style>
    <style:style style:name="T7" style:family="text">
      <style:text-properties fo:color="#ffffff" style:font-name="CairoFont10" fo:font-size="10.3999996185303pt" style:font-size-asian="10.3999996185303pt" style:font-name-complex="CairoFont10" style:font-size-complex="10.3999996185303pt"/>
    </style:style>
    <style:style style:name="T8" style:family="text">
      <style:text-properties fo:color="#000000" style:font-name="CairoFont10" fo:font-size="10.3999996185303pt" style:font-size-asian="10.3999996185303pt" style:font-name-complex="CairoFont10" style:font-size-complex="10.3999996185303pt"/>
    </style:style>
    <style:style style:name="T9" style:family="text">
      <style:text-properties fo:color="#ffffff" style:font-name="CairoFont00" fo:font-size="10.3999996185303pt" style:font-size-asian="10.3999996185303pt" style:font-name-complex="CairoFont00" style:font-size-complex="10.3999996185303pt"/>
    </style:style>
    <style:style style:name="T10" style:family="text">
      <style:text-properties fo:color="#000000" style:font-name="CairoFont00" fo:font-size="10.3999996185303pt" style:font-size-asian="10.3999996185303pt" style:font-name-complex="CairoFont00" style:font-size-complex="10.3999996185303pt"/>
    </style:style>
    <style:style style:name="T11" style:family="text">
      <style:text-properties fo:color="#000000" style:font-name="DejaVuSerif" fo:font-size="10pt" style:font-size-asian="10pt" style:font-name-complex="DejaVuSerif" style:font-size-complex="10pt"/>
    </style:style>
    <style:style style:name="T12" style:family="text">
      <style:text-properties fo:color="#000000" style:font-name="CairoFont40" fo:font-size="8pt" style:font-size-asian="8pt" style:font-name-complex="CairoFont40" style:font-size-complex="8pt"/>
    </style:style>
    <style:style style:name="T13" style:family="text">
      <style:text-properties fo:color="#3c6e9d" style:font-name="CairoFont50" fo:font-size="7.19999980926514pt" style:font-size-asian="7.19999980926514pt" style:font-name-complex="CairoFont50" style:font-size-complex="7.19999980926514pt"/>
    </style:style>
    <style:style style:name="T14" style:family="text">
      <style:text-properties fo:color="#000000" style:font-name="CairoFont00" fo:font-size="9.80000019073486pt" style:font-size-asian="9.80000019073486pt" style:font-name-complex="CairoFont00" style:font-size-complex="9.80000019073486pt"/>
    </style:style>
    <style:style style:name="T15" style:family="text">
      <style:text-properties fo:color="#000000" style:font-name="CairoFont10" fo:font-size="7.09999990463257pt" style:font-size-asian="7.09999990463257pt" style:font-name-complex="CairoFont10" style:font-size-complex="7.09999990463257pt"/>
    </style:style>
    <style:style style:name="T16" style:family="text">
      <style:text-properties fo:color="#000000" style:font-name="dcgicons" fo:font-size="13.6000003814697pt" style:font-size-asian="13.6000003814697pt" style:font-name-complex="dcgicons" style:font-size-complex="13.6000003814697pt"/>
    </style:style>
    <style:style style:name="T17" style:family="text">
      <style:text-properties fo:color="#000000" style:font-name="CairoFont10" fo:font-size="8.30000019073486pt" style:font-size-asian="8.30000019073486pt" style:font-name-complex="CairoFont10" style:font-size-complex="8.30000019073486pt"/>
    </style:style>
    <style:style style:name="T18" style:family="text">
      <style:text-properties fo:color="#000000" style:font-name="CairoFont50" fo:font-size="5.90000009536743pt" style:font-size-asian="5.90000009536743pt" style:font-name-complex="CairoFont50" style:font-size-complex="5.90000009536743pt"/>
    </style:style>
    <style:style style:name="T19" style:family="text">
      <style:text-properties fo:color="#000000" style:font-name="dcgicons" fo:font-size="11.3999996185303pt" style:font-size-asian="11.3999996185303pt" style:font-name-complex="dcgicons" style:font-size-complex="11.3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0.039cm" svg:height="0.099cm" svg:x="1.905cm" svg:y="2.139cm">
          <draw:image xlink:href="Pictures/100000000000000200000005C11AF09198D738AB.png" xlink:type="simple" xlink:show="embed" xlink:actuate="onLoad">
            <text:p/>
          </draw:image>
        </draw:frame>
        <draw:polygon draw:style-name="gr2" draw:text-style-name="P2" draw:layer="layout" svg:width="8.433cm" svg:height="0.199cm" svg:x="1.905cm" svg:y="25.029cm" svg:viewBox="0 0 8434 200" draw:points="0,0 8434,0 8434,200 0,200">
          <text:p/>
        </draw:polygon>
        <draw:polygon draw:style-name="gr3" draw:text-style-name="P3" draw:layer="layout" svg:width="8.433cm" svg:height="0.027cm" svg:x="1.905cm" svg:y="25.029cm" svg:viewBox="0 0 8434 28" draw:points="0,0 8434,0 8434,28 0,28">
          <text:p/>
        </draw:polygon>
        <draw:polygon draw:style-name="gr4" draw:text-style-name="P4" draw:layer="layout" svg:width="17.636cm" svg:height="0.026cm" svg:x="1.905cm" svg:y="1.905cm" svg:viewBox="0 0 17637 27" draw:points="0,0 17637,0 17637,27 0,27">
          <text:p/>
        </draw:polygon>
        <draw:polygon draw:style-name="gr4" draw:text-style-name="P4" draw:layer="layout" svg:width="0.027cm" svg:height="11.886cm" svg:x="19.541cm" svg:y="1.905cm" svg:viewBox="0 0 28 11887" draw:points="0,0 28,0 28,11887 0,11887">
          <text:p/>
        </draw:polygon>
        <draw:polygon draw:style-name="gr4" draw:text-style-name="P4" draw:layer="layout" svg:width="17.637cm" svg:height="0.027cm" svg:x="1.931cm" svg:y="13.791cm" svg:viewBox="0 0 17638 28" draw:points="0,0 17638,0 17638,28 0,28">
          <text:p/>
        </draw:polygon>
        <draw:polygon draw:style-name="gr4" draw:text-style-name="P4" draw:layer="layout" svg:width="0.026cm" svg:height="11.887cm" svg:x="1.905cm" svg:y="1.931cm" svg:viewBox="0 0 27 11888" draw:points="0,0 27,0 27,11888 0,11888">
          <text:p/>
        </draw:polygon>
        <draw:frame draw:style-name="gr1" draw:text-style-name="P1" draw:layer="layout" svg:width="17.669cm" svg:height="11.919cm" svg:x="1.892cm" svg:y="1.892cm">
          <draw:image xlink:href="Pictures/100002010000037200000254914D0926E8720B80.png" xlink:type="simple" xlink:show="embed" xlink:actuate="onLoad">
            <text:p/>
          </draw:image>
        </draw:frame>
        <draw:frame draw:style-name="gr5" draw:text-style-name="P6" draw:layer="layout" svg:width="0.493cm" svg:height="0.475cm" svg:x="8.346cm" svg:y="6.013cm">
          <draw:text-box>
            <text:p text:style-name="P5"><text:span text:style-name="T1">PP</text:span></text:p>
          </draw:text-box>
        </draw:frame>
        <draw:frame draw:style-name="gr5" draw:text-style-name="P6" draw:layer="layout" svg:width="0.406cm" svg:height="0.475cm" svg:x="8.366cm" svg:y="6.033cm">
          <draw:text-box>
            <text:p text:style-name="P5"><text:span text:style-name="T1">P</text:span></text:p>
          </draw:text-box>
        </draw:frame>
        <draw:frame draw:style-name="gr5" draw:text-style-name="P6" draw:layer="layout" svg:width="0.406cm" svg:height="0.475cm" svg:x="8.366cm" svg:y="5.993cm">
          <draw:text-box>
            <text:p text:style-name="P5"><text:span text:style-name="T1">P</text:span></text:p>
          </draw:text-box>
        </draw:frame>
        <draw:frame draw:style-name="gr5" draw:text-style-name="P6" draw:layer="layout" svg:width="0.406cm" svg:height="0.475cm" svg:x="8.386cm" svg:y="6.033cm">
          <draw:text-box>
            <text:p text:style-name="P5"><text:span text:style-name="T1">P</text:span></text:p>
          </draw:text-box>
        </draw:frame>
        <draw:frame draw:style-name="gr5" draw:text-style-name="P6" draw:layer="layout" svg:width="0.406cm" svg:height="0.475cm" svg:x="8.386cm" svg:y="5.993cm">
          <draw:text-box>
            <text:p text:style-name="P5"><text:span text:style-name="T1">P</text:span></text:p>
          </draw:text-box>
        </draw:frame>
        <draw:frame draw:style-name="gr5" draw:text-style-name="P6" draw:layer="layout" svg:width="0.406cm" svg:height="0.475cm" svg:x="8.346cm" svg:y="6.033cm">
          <draw:text-box>
            <text:p text:style-name="P5"><text:span text:style-name="T1">P</text:span></text:p>
          </draw:text-box>
        </draw:frame>
        <draw:frame draw:style-name="gr5" draw:text-style-name="P6" draw:layer="layout" svg:width="0.406cm" svg:height="0.475cm" svg:x="8.346cm" svg:y="5.993cm">
          <draw:text-box>
            <text:p text:style-name="P5"><text:span text:style-name="T1">P</text:span></text:p>
          </draw:text-box>
        </draw:frame>
        <draw:frame draw:style-name="gr5" draw:text-style-name="P6" draw:layer="layout" svg:width="1.057cm" svg:height="0.475cm" svg:x="8.366cm" svg:y="6.013cm">
          <draw:text-box>
            <text:p text:style-name="P5"><text:span text:style-name="T2">P</text:span><text:span text:style-name="T3"> ≈≈</text:span></text:p>
          </draw:text-box>
        </draw:frame>
        <draw:frame draw:style-name="gr5" draw:text-style-name="P6" draw:layer="layout" svg:width="0.406cm" svg:height="0.475cm" svg:x="8.695cm" svg:y="6.033cm">
          <draw:text-box>
            <text:p text:style-name="P5"><text:span text:style-name="T3">≈</text:span></text:p>
          </draw:text-box>
        </draw:frame>
        <draw:frame draw:style-name="gr5" draw:text-style-name="P6" draw:layer="layout" svg:width="0.406cm" svg:height="0.475cm" svg:x="8.695cm" svg:y="5.993cm">
          <draw:text-box>
            <text:p text:style-name="P5"><text:span text:style-name="T3">≈</text:span></text:p>
          </draw:text-box>
        </draw:frame>
        <draw:frame draw:style-name="gr5" draw:text-style-name="P6" draw:layer="layout" svg:width="0.406cm" svg:height="0.475cm" svg:x="8.715cm" svg:y="6.033cm">
          <draw:text-box>
            <text:p text:style-name="P5"><text:span text:style-name="T3">≈</text:span></text:p>
          </draw:text-box>
        </draw:frame>
        <draw:frame draw:style-name="gr5" draw:text-style-name="P6" draw:layer="layout" svg:width="0.406cm" svg:height="0.475cm" svg:x="8.715cm" svg:y="5.993cm">
          <draw:text-box>
            <text:p text:style-name="P5"><text:span text:style-name="T3">≈</text:span></text:p>
          </draw:text-box>
        </draw:frame>
        <draw:frame draw:style-name="gr5" draw:text-style-name="P6" draw:layer="layout" svg:width="0.406cm" svg:height="0.475cm" svg:x="8.675cm" svg:y="6.033cm">
          <draw:text-box>
            <text:p text:style-name="P5"><text:span text:style-name="T3">≈</text:span></text:p>
          </draw:text-box>
        </draw:frame>
        <draw:frame draw:style-name="gr5" draw:text-style-name="P6" draw:layer="layout" svg:width="0.406cm" svg:height="0.475cm" svg:x="8.675cm" svg:y="5.993cm">
          <draw:text-box>
            <text:p text:style-name="P5"><text:span text:style-name="T3">≈</text:span></text:p>
          </draw:text-box>
        </draw:frame>
        <draw:frame draw:style-name="gr5" draw:text-style-name="P6" draw:layer="layout" svg:width="0.785cm" svg:height="0.475cm" svg:x="8.695cm" svg:y="6.013cm">
          <draw:text-box>
            <text:p text:style-name="P5"><text:span text:style-name="T4">≈</text:span><text:span text:style-name="T3"> </text:span><text:span text:style-name="T3">((</text:span></text:p>
          </draw:text-box>
        </draw:frame>
        <draw:frame draw:style-name="gr5" draw:text-style-name="P6" draw:layer="layout" svg:width="0.406cm" svg:height="0.475cm" svg:x="9.092cm" svg:y="6.033cm">
          <draw:text-box>
            <text:p text:style-name="P5"><text:span text:style-name="T3">(</text:span></text:p>
          </draw:text-box>
        </draw:frame>
        <draw:frame draw:style-name="gr5" draw:text-style-name="P6" draw:layer="layout" svg:width="0.406cm" svg:height="0.475cm" svg:x="9.092cm" svg:y="5.993cm">
          <draw:text-box>
            <text:p text:style-name="P5"><text:span text:style-name="T3">(</text:span></text:p>
          </draw:text-box>
        </draw:frame>
        <draw:frame draw:style-name="gr5" draw:text-style-name="P6" draw:layer="layout" svg:width="0.406cm" svg:height="0.475cm" svg:x="9.113cm" svg:y="6.033cm">
          <draw:text-box>
            <text:p text:style-name="P5"><text:span text:style-name="T3">(</text:span></text:p>
          </draw:text-box>
        </draw:frame>
        <draw:frame draw:style-name="gr5" draw:text-style-name="P6" draw:layer="layout" svg:width="0.406cm" svg:height="0.475cm" svg:x="9.113cm" svg:y="5.993cm">
          <draw:text-box>
            <text:p text:style-name="P5"><text:span text:style-name="T3">(</text:span></text:p>
          </draw:text-box>
        </draw:frame>
        <draw:frame draw:style-name="gr5" draw:text-style-name="P6" draw:layer="layout" svg:width="0.406cm" svg:height="0.475cm" svg:x="9.072cm" svg:y="6.033cm">
          <draw:text-box>
            <text:p text:style-name="P5"><text:span text:style-name="T3">(</text:span></text:p>
          </draw:text-box>
        </draw:frame>
        <draw:frame draw:style-name="gr5" draw:text-style-name="P6" draw:layer="layout" svg:width="0.406cm" svg:height="0.475cm" svg:x="9.072cm" svg:y="5.993cm">
          <draw:text-box>
            <text:p text:style-name="P5"><text:span text:style-name="T3">(</text:span></text:p>
          </draw:text-box>
        </draw:frame>
        <draw:frame draw:style-name="gr5" draw:text-style-name="P6" draw:layer="layout" svg:width="0.675cm" svg:height="0.475cm" svg:x="9.092cm" svg:y="6.013cm">
          <draw:text-box>
            <text:p text:style-name="P5"><text:span text:style-name="T4">(</text:span><text:span text:style-name="T3">11</text:span></text:p>
          </draw:text-box>
        </draw:frame>
        <draw:frame draw:style-name="gr5" draw:text-style-name="P6" draw:layer="layout" svg:width="0.406cm" svg:height="0.475cm" svg:x="9.231cm" svg:y="6.033cm">
          <draw:text-box>
            <text:p text:style-name="P5"><text:span text:style-name="T3">1</text:span></text:p>
          </draw:text-box>
        </draw:frame>
        <draw:frame draw:style-name="gr5" draw:text-style-name="P6" draw:layer="layout" svg:width="0.406cm" svg:height="0.475cm" svg:x="9.231cm" svg:y="5.993cm">
          <draw:text-box>
            <text:p text:style-name="P5"><text:span text:style-name="T3">1</text:span></text:p>
          </draw:text-box>
        </draw:frame>
        <draw:frame draw:style-name="gr5" draw:text-style-name="P6" draw:layer="layout" svg:width="0.406cm" svg:height="0.475cm" svg:x="9.251cm" svg:y="6.033cm">
          <draw:text-box>
            <text:p text:style-name="P5"><text:span text:style-name="T3">1</text:span></text:p>
          </draw:text-box>
        </draw:frame>
        <draw:frame draw:style-name="gr5" draw:text-style-name="P6" draw:layer="layout" svg:width="0.406cm" svg:height="0.475cm" svg:x="9.251cm" svg:y="5.993cm">
          <draw:text-box>
            <text:p text:style-name="P5"><text:span text:style-name="T3">1</text:span></text:p>
          </draw:text-box>
        </draw:frame>
        <draw:frame draw:style-name="gr5" draw:text-style-name="P6" draw:layer="layout" svg:width="0.406cm" svg:height="0.475cm" svg:x="9.211cm" svg:y="6.033cm">
          <draw:text-box>
            <text:p text:style-name="P5"><text:span text:style-name="T3">1</text:span></text:p>
          </draw:text-box>
        </draw:frame>
        <draw:frame draw:style-name="gr5" draw:text-style-name="P6" draw:layer="layout" svg:width="0.406cm" svg:height="0.475cm" svg:x="9.211cm" svg:y="5.993cm">
          <draw:text-box>
            <text:p text:style-name="P5"><text:span text:style-name="T3">1</text:span></text:p>
          </draw:text-box>
        </draw:frame>
        <draw:frame draw:style-name="gr5" draw:text-style-name="P6" draw:layer="layout" svg:width="0.522cm" svg:height="0.475cm" svg:x="9.231cm" svg:y="6.013cm">
          <draw:text-box>
            <text:p text:style-name="P5"><text:span text:style-name="T4">1</text:span><text:span text:style-name="T3">..</text:span></text:p>
          </draw:text-box>
        </draw:frame>
        <draw:frame draw:style-name="gr5" draw:text-style-name="P6" draw:layer="layout" svg:width="0.406cm" svg:height="0.475cm" svg:x="9.446cm" svg:y="6.033cm">
          <draw:text-box>
            <text:p text:style-name="P5"><text:span text:style-name="T3">.</text:span></text:p>
          </draw:text-box>
        </draw:frame>
        <draw:frame draw:style-name="gr5" draw:text-style-name="P6" draw:layer="layout" svg:width="0.406cm" svg:height="0.475cm" svg:x="9.446cm" svg:y="5.993cm">
          <draw:text-box>
            <text:p text:style-name="P5"><text:span text:style-name="T3">.</text:span></text:p>
          </draw:text-box>
        </draw:frame>
        <draw:frame draw:style-name="gr5" draw:text-style-name="P6" draw:layer="layout" svg:width="0.406cm" svg:height="0.475cm" svg:x="9.466cm" svg:y="6.033cm">
          <draw:text-box>
            <text:p text:style-name="P5"><text:span text:style-name="T3">.</text:span></text:p>
          </draw:text-box>
        </draw:frame>
        <draw:frame draw:style-name="gr5" draw:text-style-name="P6" draw:layer="layout" svg:width="0.406cm" svg:height="0.475cm" svg:x="9.466cm" svg:y="5.993cm">
          <draw:text-box>
            <text:p text:style-name="P5"><text:span text:style-name="T3">.</text:span></text:p>
          </draw:text-box>
        </draw:frame>
        <draw:frame draw:style-name="gr5" draw:text-style-name="P6" draw:layer="layout" svg:width="0.406cm" svg:height="0.475cm" svg:x="9.426cm" svg:y="6.033cm">
          <draw:text-box>
            <text:p text:style-name="P5"><text:span text:style-name="T3">.</text:span></text:p>
          </draw:text-box>
        </draw:frame>
        <draw:frame draw:style-name="gr5" draw:text-style-name="P6" draw:layer="layout" svg:width="0.406cm" svg:height="0.475cm" svg:x="9.426cm" svg:y="5.993cm">
          <draw:text-box>
            <text:p text:style-name="P5"><text:span text:style-name="T3">.</text:span></text:p>
          </draw:text-box>
        </draw:frame>
        <draw:frame draw:style-name="gr5" draw:text-style-name="P6" draw:layer="layout" svg:width="0.649cm" svg:height="0.475cm" svg:x="9.446cm" svg:y="6.013cm">
          <draw:text-box>
            <text:p text:style-name="P5"><text:span text:style-name="T4">.</text:span><text:span text:style-name="T3">44</text:span></text:p>
          </draw:text-box>
        </draw:frame>
        <draw:frame draw:style-name="gr5" draw:text-style-name="P6" draw:layer="layout" svg:width="0.406cm" svg:height="0.475cm" svg:x="9.555cm" svg:y="6.03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9.555cm" svg:y="5.99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9.575cm" svg:y="6.03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9.575cm" svg:y="5.99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9.534cm" svg:y="6.03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9.534cm" svg:y="5.993cm">
          <draw:text-box>
            <text:p text:style-name="P5"><text:span text:style-name="T3">4</text:span></text:p>
          </draw:text-box>
        </draw:frame>
        <draw:frame draw:style-name="gr5" draw:text-style-name="P6" draw:layer="layout" svg:width="0.776cm" svg:height="0.475cm" svg:x="9.555cm" svg:y="6.013cm">
          <draw:text-box>
            <text:p text:style-name="P5"><text:span text:style-name="T4">4</text:span><text:span text:style-name="T3">77</text:span></text:p>
          </draw:text-box>
        </draw:frame>
        <draw:frame draw:style-name="gr5" draw:text-style-name="P6" draw:layer="layout" svg:width="0.406cm" svg:height="0.475cm" svg:x="9.769cm" svg:y="6.033cm">
          <draw:text-box>
            <text:p text:style-name="P5"><text:span text:style-name="T3">7</text:span></text:p>
          </draw:text-box>
        </draw:frame>
        <draw:frame draw:style-name="gr5" draw:text-style-name="P6" draw:layer="layout" svg:width="0.406cm" svg:height="0.475cm" svg:x="9.769cm" svg:y="5.993cm">
          <draw:text-box>
            <text:p text:style-name="P5"><text:span text:style-name="T3">7</text:span></text:p>
          </draw:text-box>
        </draw:frame>
        <draw:frame draw:style-name="gr5" draw:text-style-name="P6" draw:layer="layout" svg:width="0.406cm" svg:height="0.475cm" svg:x="9.789cm" svg:y="6.033cm">
          <draw:text-box>
            <text:p text:style-name="P5"><text:span text:style-name="T3">7</text:span></text:p>
          </draw:text-box>
        </draw:frame>
        <draw:frame draw:style-name="gr5" draw:text-style-name="P6" draw:layer="layout" svg:width="0.406cm" svg:height="0.475cm" svg:x="9.789cm" svg:y="5.993cm">
          <draw:text-box>
            <text:p text:style-name="P5"><text:span text:style-name="T3">7</text:span></text:p>
          </draw:text-box>
        </draw:frame>
        <draw:frame draw:style-name="gr5" draw:text-style-name="P6" draw:layer="layout" svg:width="0.406cm" svg:height="0.475cm" svg:x="9.749cm" svg:y="6.033cm">
          <draw:text-box>
            <text:p text:style-name="P5"><text:span text:style-name="T3">7</text:span></text:p>
          </draw:text-box>
        </draw:frame>
        <draw:frame draw:style-name="gr5" draw:text-style-name="P6" draw:layer="layout" svg:width="0.406cm" svg:height="0.475cm" svg:x="9.749cm" svg:y="5.993cm">
          <draw:text-box>
            <text:p text:style-name="P5"><text:span text:style-name="T3">7</text:span></text:p>
          </draw:text-box>
        </draw:frame>
        <draw:frame draw:style-name="gr5" draw:text-style-name="P6" draw:layer="layout" svg:width="0.776cm" svg:height="0.475cm" svg:x="9.769cm" svg:y="6.013cm">
          <draw:text-box>
            <text:p text:style-name="P5"><text:span text:style-name="T4">7</text:span><text:span text:style-name="T3">77</text:span></text:p>
          </draw:text-box>
        </draw:frame>
        <draw:frame draw:style-name="gr5" draw:text-style-name="P6" draw:layer="layout" svg:width="0.406cm" svg:height="0.475cm" svg:x="9.983cm" svg:y="6.033cm">
          <draw:text-box>
            <text:p text:style-name="P5"><text:span text:style-name="T3">7</text:span></text:p>
          </draw:text-box>
        </draw:frame>
        <draw:frame draw:style-name="gr5" draw:text-style-name="P6" draw:layer="layout" svg:width="0.406cm" svg:height="0.475cm" svg:x="9.983cm" svg:y="5.993cm">
          <draw:text-box>
            <text:p text:style-name="P5"><text:span text:style-name="T3">7</text:span></text:p>
          </draw:text-box>
        </draw:frame>
        <draw:frame draw:style-name="gr5" draw:text-style-name="P6" draw:layer="layout" svg:width="0.406cm" svg:height="0.475cm" svg:x="10.003cm" svg:y="6.033cm">
          <draw:text-box>
            <text:p text:style-name="P5"><text:span text:style-name="T3">7</text:span></text:p>
          </draw:text-box>
        </draw:frame>
        <draw:frame draw:style-name="gr5" draw:text-style-name="P6" draw:layer="layout" svg:width="0.406cm" svg:height="0.475cm" svg:x="10.003cm" svg:y="5.993cm">
          <draw:text-box>
            <text:p text:style-name="P5"><text:span text:style-name="T3">7</text:span></text:p>
          </draw:text-box>
        </draw:frame>
        <draw:frame draw:style-name="gr5" draw:text-style-name="P6" draw:layer="layout" svg:width="0.406cm" svg:height="0.475cm" svg:x="9.963cm" svg:y="6.033cm">
          <draw:text-box>
            <text:p text:style-name="P5"><text:span text:style-name="T3">7</text:span></text:p>
          </draw:text-box>
        </draw:frame>
        <draw:frame draw:style-name="gr5" draw:text-style-name="P6" draw:layer="layout" svg:width="0.406cm" svg:height="0.475cm" svg:x="9.963cm" svg:y="5.993cm">
          <draw:text-box>
            <text:p text:style-name="P5"><text:span text:style-name="T3">7</text:span></text:p>
          </draw:text-box>
        </draw:frame>
        <draw:frame draw:style-name="gr5" draw:text-style-name="P6" draw:layer="layout" svg:width="0.776cm" svg:height="0.475cm" svg:x="9.983cm" svg:y="6.013cm">
          <draw:text-box>
            <text:p text:style-name="P5"><text:span text:style-name="T4">7</text:span><text:span text:style-name="T3">44</text:span></text:p>
          </draw:text-box>
        </draw:frame>
        <draw:frame draw:style-name="gr5" draw:text-style-name="P6" draw:layer="layout" svg:width="0.406cm" svg:height="0.475cm" svg:x="10.197cm" svg:y="6.03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0.197cm" svg:y="5.99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0.217cm" svg:y="6.03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0.217cm" svg:y="5.99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0.177cm" svg:y="6.03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0.177cm" svg:y="5.993cm">
          <draw:text-box>
            <text:p text:style-name="P5"><text:span text:style-name="T3">4</text:span></text:p>
          </draw:text-box>
        </draw:frame>
        <draw:frame draw:style-name="gr5" draw:text-style-name="P6" draw:layer="layout" svg:width="0.776cm" svg:height="0.475cm" svg:x="10.197cm" svg:y="6.013cm">
          <draw:text-box>
            <text:p text:style-name="P5"><text:span text:style-name="T4">4</text:span><text:span text:style-name="T3">77</text:span></text:p>
          </draw:text-box>
        </draw:frame>
        <draw:frame draw:style-name="gr5" draw:text-style-name="P6" draw:layer="layout" svg:width="0.406cm" svg:height="0.475cm" svg:x="10.412cm" svg:y="6.033cm">
          <draw:text-box>
            <text:p text:style-name="P5"><text:span text:style-name="T3">7</text:span></text:p>
          </draw:text-box>
        </draw:frame>
        <draw:frame draw:style-name="gr5" draw:text-style-name="P6" draw:layer="layout" svg:width="0.406cm" svg:height="0.475cm" svg:x="10.412cm" svg:y="5.993cm">
          <draw:text-box>
            <text:p text:style-name="P5"><text:span text:style-name="T3">7</text:span></text:p>
          </draw:text-box>
        </draw:frame>
        <draw:frame draw:style-name="gr5" draw:text-style-name="P6" draw:layer="layout" svg:width="0.406cm" svg:height="0.475cm" svg:x="10.432cm" svg:y="6.033cm">
          <draw:text-box>
            <text:p text:style-name="P5"><text:span text:style-name="T3">7</text:span></text:p>
          </draw:text-box>
        </draw:frame>
        <draw:frame draw:style-name="gr5" draw:text-style-name="P6" draw:layer="layout" svg:width="0.406cm" svg:height="0.475cm" svg:x="10.432cm" svg:y="5.993cm">
          <draw:text-box>
            <text:p text:style-name="P5"><text:span text:style-name="T3">7</text:span></text:p>
          </draw:text-box>
        </draw:frame>
        <draw:frame draw:style-name="gr5" draw:text-style-name="P6" draw:layer="layout" svg:width="0.406cm" svg:height="0.475cm" svg:x="10.392cm" svg:y="6.033cm">
          <draw:text-box>
            <text:p text:style-name="P5"><text:span text:style-name="T3">7</text:span></text:p>
          </draw:text-box>
        </draw:frame>
        <draw:frame draw:style-name="gr5" draw:text-style-name="P6" draw:layer="layout" svg:width="0.406cm" svg:height="0.475cm" svg:x="10.392cm" svg:y="5.993cm">
          <draw:text-box>
            <text:p text:style-name="P5"><text:span text:style-name="T3">7</text:span></text:p>
          </draw:text-box>
        </draw:frame>
        <draw:frame draw:style-name="gr5" draw:text-style-name="P6" draw:layer="layout" svg:width="0.776cm" svg:height="0.475cm" svg:x="10.412cm" svg:y="6.013cm">
          <draw:text-box>
            <text:p text:style-name="P5"><text:span text:style-name="T4">7</text:span><text:span text:style-name="T3">00</text:span></text:p>
          </draw:text-box>
        </draw:frame>
        <draw:frame draw:style-name="gr5" draw:text-style-name="P6" draw:layer="layout" svg:width="0.406cm" svg:height="0.475cm" svg:x="10.626cm" svg:y="6.033cm">
          <draw:text-box>
            <text:p text:style-name="P5"><text:span text:style-name="T3">0</text:span></text:p>
          </draw:text-box>
        </draw:frame>
        <draw:frame draw:style-name="gr5" draw:text-style-name="P6" draw:layer="layout" svg:width="0.406cm" svg:height="0.475cm" svg:x="10.626cm" svg:y="5.993cm">
          <draw:text-box>
            <text:p text:style-name="P5"><text:span text:style-name="T3">0</text:span></text:p>
          </draw:text-box>
        </draw:frame>
        <draw:frame draw:style-name="gr5" draw:text-style-name="P6" draw:layer="layout" svg:width="0.406cm" svg:height="0.475cm" svg:x="10.646cm" svg:y="6.033cm">
          <draw:text-box>
            <text:p text:style-name="P5"><text:span text:style-name="T3">0</text:span></text:p>
          </draw:text-box>
        </draw:frame>
        <draw:frame draw:style-name="gr5" draw:text-style-name="P6" draw:layer="layout" svg:width="0.406cm" svg:height="0.475cm" svg:x="10.646cm" svg:y="5.993cm">
          <draw:text-box>
            <text:p text:style-name="P5"><text:span text:style-name="T3">0</text:span></text:p>
          </draw:text-box>
        </draw:frame>
        <draw:frame draw:style-name="gr5" draw:text-style-name="P6" draw:layer="layout" svg:width="0.406cm" svg:height="0.475cm" svg:x="10.606cm" svg:y="6.033cm">
          <draw:text-box>
            <text:p text:style-name="P5"><text:span text:style-name="T3">0</text:span></text:p>
          </draw:text-box>
        </draw:frame>
        <draw:frame draw:style-name="gr5" draw:text-style-name="P6" draw:layer="layout" svg:width="0.406cm" svg:height="0.475cm" svg:x="10.606cm" svg:y="5.993cm">
          <draw:text-box>
            <text:p text:style-name="P5"><text:span text:style-name="T3">0</text:span></text:p>
          </draw:text-box>
        </draw:frame>
        <draw:frame draw:style-name="gr5" draw:text-style-name="P6" draw:layer="layout" svg:width="0.776cm" svg:height="0.475cm" svg:x="10.626cm" svg:y="6.013cm">
          <draw:text-box>
            <text:p text:style-name="P5"><text:span text:style-name="T4">0</text:span><text:span text:style-name="T3">33</text:span></text:p>
          </draw:text-box>
        </draw:frame>
        <draw:frame draw:style-name="gr5" draw:text-style-name="P6" draw:layer="layout" svg:width="0.406cm" svg:height="0.475cm" svg:x="10.84cm" svg:y="6.033cm">
          <draw:text-box>
            <text:p text:style-name="P5"><text:span text:style-name="T3">3</text:span></text:p>
          </draw:text-box>
        </draw:frame>
        <draw:frame draw:style-name="gr5" draw:text-style-name="P6" draw:layer="layout" svg:width="0.406cm" svg:height="0.475cm" svg:x="10.84cm" svg:y="5.993cm">
          <draw:text-box>
            <text:p text:style-name="P5"><text:span text:style-name="T3">3</text:span></text:p>
          </draw:text-box>
        </draw:frame>
        <draw:frame draw:style-name="gr5" draw:text-style-name="P6" draw:layer="layout" svg:width="0.406cm" svg:height="0.475cm" svg:x="10.86cm" svg:y="6.033cm">
          <draw:text-box>
            <text:p text:style-name="P5"><text:span text:style-name="T3">3</text:span></text:p>
          </draw:text-box>
        </draw:frame>
        <draw:frame draw:style-name="gr5" draw:text-style-name="P6" draw:layer="layout" svg:width="0.406cm" svg:height="0.475cm" svg:x="10.86cm" svg:y="5.993cm">
          <draw:text-box>
            <text:p text:style-name="P5"><text:span text:style-name="T3">3</text:span></text:p>
          </draw:text-box>
        </draw:frame>
        <draw:frame draw:style-name="gr5" draw:text-style-name="P6" draw:layer="layout" svg:width="0.406cm" svg:height="0.475cm" svg:x="10.82cm" svg:y="6.033cm">
          <draw:text-box>
            <text:p text:style-name="P5"><text:span text:style-name="T3">3</text:span></text:p>
          </draw:text-box>
        </draw:frame>
        <draw:frame draw:style-name="gr5" draw:text-style-name="P6" draw:layer="layout" svg:width="0.406cm" svg:height="0.475cm" svg:x="10.82cm" svg:y="5.993cm">
          <draw:text-box>
            <text:p text:style-name="P5"><text:span text:style-name="T3">3</text:span></text:p>
          </draw:text-box>
        </draw:frame>
        <draw:frame draw:style-name="gr5" draw:text-style-name="P6" draw:layer="layout" svg:width="0.573cm" svg:height="0.475cm" svg:x="10.84cm" svg:y="6.013cm">
          <draw:text-box>
            <text:p text:style-name="P5"><text:span text:style-name="T4">3</text:span><text:span text:style-name="T3">))</text:span></text:p>
          </draw:text-box>
        </draw:frame>
        <draw:frame draw:style-name="gr5" draw:text-style-name="P6" draw:layer="layout" svg:width="0.406cm" svg:height="0.475cm" svg:x="11.051cm" svg:y="6.033cm">
          <draw:text-box>
            <text:p text:style-name="P5"><text:span text:style-name="T3">)</text:span></text:p>
          </draw:text-box>
        </draw:frame>
        <draw:frame draw:style-name="gr5" draw:text-style-name="P6" draw:layer="layout" svg:width="0.406cm" svg:height="0.475cm" svg:x="11.051cm" svg:y="5.993cm">
          <draw:text-box>
            <text:p text:style-name="P5"><text:span text:style-name="T3">)</text:span></text:p>
          </draw:text-box>
        </draw:frame>
        <draw:frame draw:style-name="gr5" draw:text-style-name="P6" draw:layer="layout" svg:width="0.406cm" svg:height="0.475cm" svg:x="11.071cm" svg:y="6.033cm">
          <draw:text-box>
            <text:p text:style-name="P5"><text:span text:style-name="T3">)</text:span></text:p>
          </draw:text-box>
        </draw:frame>
        <draw:frame draw:style-name="gr5" draw:text-style-name="P6" draw:layer="layout" svg:width="0.406cm" svg:height="0.475cm" svg:x="11.071cm" svg:y="5.993cm">
          <draw:text-box>
            <text:p text:style-name="P5"><text:span text:style-name="T3">)</text:span></text:p>
          </draw:text-box>
        </draw:frame>
        <draw:frame draw:style-name="gr5" draw:text-style-name="P6" draw:layer="layout" svg:width="0.406cm" svg:height="0.475cm" svg:x="11.031cm" svg:y="6.033cm">
          <draw:text-box>
            <text:p text:style-name="P5"><text:span text:style-name="T3">)</text:span></text:p>
          </draw:text-box>
        </draw:frame>
        <draw:frame draw:style-name="gr5" draw:text-style-name="P6" draw:layer="layout" svg:width="0.406cm" svg:height="0.475cm" svg:x="11.031cm" svg:y="5.993cm">
          <draw:text-box>
            <text:p text:style-name="P5"><text:span text:style-name="T3">)</text:span></text:p>
          </draw:text-box>
        </draw:frame>
        <draw:frame draw:style-name="gr5" draw:text-style-name="P6" draw:layer="layout" svg:width="0.968cm" svg:height="0.475cm" svg:x="11.051cm" svg:y="6.013cm">
          <draw:text-box>
            <text:p text:style-name="P5"><text:span text:style-name="T4">)</text:span><text:span text:style-name="T3"> −−</text:span></text:p>
          </draw:text-box>
        </draw:frame>
        <draw:frame draw:style-name="gr5" draw:text-style-name="P6" draw:layer="layout" svg:width="0.406cm" svg:height="0.475cm" svg:x="11.268cm" svg:y="6.033cm">
          <draw:text-box>
            <text:p text:style-name="P5"><text:span text:style-name="T3">−</text:span></text:p>
          </draw:text-box>
        </draw:frame>
        <draw:frame draw:style-name="gr5" draw:text-style-name="P6" draw:layer="layout" svg:width="0.406cm" svg:height="0.475cm" svg:x="11.268cm" svg:y="5.993cm">
          <draw:text-box>
            <text:p text:style-name="P5"><text:span text:style-name="T3">−</text:span></text:p>
          </draw:text-box>
        </draw:frame>
        <draw:frame draw:style-name="gr5" draw:text-style-name="P6" draw:layer="layout" svg:width="0.406cm" svg:height="0.475cm" svg:x="11.288cm" svg:y="6.033cm">
          <draw:text-box>
            <text:p text:style-name="P5"><text:span text:style-name="T3">−</text:span></text:p>
          </draw:text-box>
        </draw:frame>
        <draw:frame draw:style-name="gr5" draw:text-style-name="P6" draw:layer="layout" svg:width="0.406cm" svg:height="0.475cm" svg:x="11.288cm" svg:y="5.993cm">
          <draw:text-box>
            <text:p text:style-name="P5"><text:span text:style-name="T3">−</text:span></text:p>
          </draw:text-box>
        </draw:frame>
        <draw:frame draw:style-name="gr5" draw:text-style-name="P6" draw:layer="layout" svg:width="0.406cm" svg:height="0.475cm" svg:x="11.247cm" svg:y="6.033cm">
          <draw:text-box>
            <text:p text:style-name="P5"><text:span text:style-name="T3">−</text:span></text:p>
          </draw:text-box>
        </draw:frame>
        <draw:frame draw:style-name="gr5" draw:text-style-name="P6" draw:layer="layout" svg:width="0.406cm" svg:height="0.475cm" svg:x="11.247cm" svg:y="5.993cm">
          <draw:text-box>
            <text:p text:style-name="P5"><text:span text:style-name="T3">−</text:span></text:p>
          </draw:text-box>
        </draw:frame>
        <draw:frame draw:style-name="gr5" draw:text-style-name="P6" draw:layer="layout" svg:width="0.785cm" svg:height="0.475cm" svg:x="11.268cm" svg:y="6.013cm">
          <draw:text-box>
            <text:p text:style-name="P5"><text:span text:style-name="T4">−</text:span><text:span text:style-name="T3"> </text:span><text:span text:style-name="T3">((</text:span></text:p>
          </draw:text-box>
        </draw:frame>
        <draw:frame draw:style-name="gr5" draw:text-style-name="P6" draw:layer="layout" svg:width="0.406cm" svg:height="0.475cm" svg:x="11.665cm" svg:y="6.033cm">
          <draw:text-box>
            <text:p text:style-name="P5"><text:span text:style-name="T3">(</text:span></text:p>
          </draw:text-box>
        </draw:frame>
        <draw:frame draw:style-name="gr5" draw:text-style-name="P6" draw:layer="layout" svg:width="0.406cm" svg:height="0.475cm" svg:x="11.665cm" svg:y="5.993cm">
          <draw:text-box>
            <text:p text:style-name="P5"><text:span text:style-name="T3">(</text:span></text:p>
          </draw:text-box>
        </draw:frame>
        <draw:frame draw:style-name="gr5" draw:text-style-name="P6" draw:layer="layout" svg:width="0.406cm" svg:height="0.475cm" svg:x="11.685cm" svg:y="6.033cm">
          <draw:text-box>
            <text:p text:style-name="P5"><text:span text:style-name="T3">(</text:span></text:p>
          </draw:text-box>
        </draw:frame>
        <draw:frame draw:style-name="gr5" draw:text-style-name="P6" draw:layer="layout" svg:width="0.406cm" svg:height="0.475cm" svg:x="11.685cm" svg:y="5.993cm">
          <draw:text-box>
            <text:p text:style-name="P5"><text:span text:style-name="T3">(</text:span></text:p>
          </draw:text-box>
        </draw:frame>
        <draw:frame draw:style-name="gr5" draw:text-style-name="P6" draw:layer="layout" svg:width="0.406cm" svg:height="0.475cm" svg:x="11.645cm" svg:y="6.033cm">
          <draw:text-box>
            <text:p text:style-name="P5"><text:span text:style-name="T3">(</text:span></text:p>
          </draw:text-box>
        </draw:frame>
        <draw:frame draw:style-name="gr5" draw:text-style-name="P6" draw:layer="layout" svg:width="0.406cm" svg:height="0.475cm" svg:x="11.645cm" svg:y="5.993cm">
          <draw:text-box>
            <text:p text:style-name="P5"><text:span text:style-name="T3">(</text:span></text:p>
          </draw:text-box>
        </draw:frame>
        <draw:frame draw:style-name="gr5" draw:text-style-name="P6" draw:layer="layout" svg:width="0.836cm" svg:height="0.475cm" svg:x="11.665cm" svg:y="6.013cm">
          <draw:text-box>
            <text:p text:style-name="P5"><text:span text:style-name="T4">(</text:span><text:span text:style-name="T3">−−</text:span></text:p>
          </draw:text-box>
        </draw:frame>
        <draw:frame draw:style-name="gr5" draw:text-style-name="P6" draw:layer="layout" svg:width="0.406cm" svg:height="0.475cm" svg:x="11.8cm" svg:y="6.033cm">
          <draw:text-box>
            <text:p text:style-name="P5"><text:span text:style-name="T3">−</text:span></text:p>
          </draw:text-box>
        </draw:frame>
        <draw:frame draw:style-name="gr5" draw:text-style-name="P6" draw:layer="layout" svg:width="0.406cm" svg:height="0.475cm" svg:x="11.8cm" svg:y="5.993cm">
          <draw:text-box>
            <text:p text:style-name="P5"><text:span text:style-name="T3">−</text:span></text:p>
          </draw:text-box>
        </draw:frame>
        <draw:frame draw:style-name="gr5" draw:text-style-name="P6" draw:layer="layout" svg:width="0.406cm" svg:height="0.475cm" svg:x="11.82cm" svg:y="6.033cm">
          <draw:text-box>
            <text:p text:style-name="P5"><text:span text:style-name="T3">−</text:span></text:p>
          </draw:text-box>
        </draw:frame>
        <draw:frame draw:style-name="gr5" draw:text-style-name="P6" draw:layer="layout" svg:width="0.406cm" svg:height="0.475cm" svg:x="11.82cm" svg:y="5.993cm">
          <draw:text-box>
            <text:p text:style-name="P5"><text:span text:style-name="T3">−</text:span></text:p>
          </draw:text-box>
        </draw:frame>
        <draw:frame draw:style-name="gr5" draw:text-style-name="P6" draw:layer="layout" svg:width="0.406cm" svg:height="0.475cm" svg:x="11.78cm" svg:y="6.033cm">
          <draw:text-box>
            <text:p text:style-name="P5"><text:span text:style-name="T3">−</text:span></text:p>
          </draw:text-box>
        </draw:frame>
        <draw:frame draw:style-name="gr5" draw:text-style-name="P6" draw:layer="layout" svg:width="0.406cm" svg:height="0.475cm" svg:x="11.78cm" svg:y="5.993cm">
          <draw:text-box>
            <text:p text:style-name="P5"><text:span text:style-name="T3">−</text:span></text:p>
          </draw:text-box>
        </draw:frame>
        <draw:frame draw:style-name="gr5" draw:text-style-name="P6" draw:layer="layout" svg:width="0.857cm" svg:height="0.475cm" svg:x="11.8cm" svg:y="6.013cm">
          <draw:text-box>
            <text:p text:style-name="P5"><text:span text:style-name="T4">−</text:span><text:span text:style-name="T3">11</text:span></text:p>
          </draw:text-box>
        </draw:frame>
        <draw:frame draw:style-name="gr5" draw:text-style-name="P6" draw:layer="layout" svg:width="0.406cm" svg:height="0.475cm" svg:x="12.119cm" svg:y="6.033cm">
          <draw:text-box>
            <text:p text:style-name="P5"><text:span text:style-name="T3">1</text:span></text:p>
          </draw:text-box>
        </draw:frame>
        <draw:frame draw:style-name="gr5" draw:text-style-name="P6" draw:layer="layout" svg:width="0.406cm" svg:height="0.475cm" svg:x="12.119cm" svg:y="5.993cm">
          <draw:text-box>
            <text:p text:style-name="P5"><text:span text:style-name="T3">1</text:span></text:p>
          </draw:text-box>
        </draw:frame>
        <draw:frame draw:style-name="gr5" draw:text-style-name="P6" draw:layer="layout" svg:width="0.406cm" svg:height="0.475cm" svg:x="12.14cm" svg:y="6.033cm">
          <draw:text-box>
            <text:p text:style-name="P5"><text:span text:style-name="T3">1</text:span></text:p>
          </draw:text-box>
        </draw:frame>
        <draw:frame draw:style-name="gr5" draw:text-style-name="P6" draw:layer="layout" svg:width="0.406cm" svg:height="0.475cm" svg:x="12.14cm" svg:y="5.993cm">
          <draw:text-box>
            <text:p text:style-name="P5"><text:span text:style-name="T3">1</text:span></text:p>
          </draw:text-box>
        </draw:frame>
        <draw:frame draw:style-name="gr5" draw:text-style-name="P6" draw:layer="layout" svg:width="0.406cm" svg:height="0.475cm" svg:x="12.099cm" svg:y="6.033cm">
          <draw:text-box>
            <text:p text:style-name="P5"><text:span text:style-name="T3">1</text:span></text:p>
          </draw:text-box>
        </draw:frame>
        <draw:frame draw:style-name="gr5" draw:text-style-name="P6" draw:layer="layout" svg:width="0.406cm" svg:height="0.475cm" svg:x="12.099cm" svg:y="5.993cm">
          <draw:text-box>
            <text:p text:style-name="P5"><text:span text:style-name="T3">1</text:span></text:p>
          </draw:text-box>
        </draw:frame>
        <draw:frame draw:style-name="gr5" draw:text-style-name="P6" draw:layer="layout" svg:width="0.522cm" svg:height="0.475cm" svg:x="12.119cm" svg:y="6.013cm">
          <draw:text-box>
            <text:p text:style-name="P5"><text:span text:style-name="T4">1</text:span><text:span text:style-name="T3">..</text:span></text:p>
          </draw:text-box>
        </draw:frame>
        <draw:frame draw:style-name="gr5" draw:text-style-name="P6" draw:layer="layout" svg:width="0.406cm" svg:height="0.475cm" svg:x="12.334cm" svg:y="6.033cm">
          <draw:text-box>
            <text:p text:style-name="P5"><text:span text:style-name="T3">.</text:span></text:p>
          </draw:text-box>
        </draw:frame>
        <draw:frame draw:style-name="gr5" draw:text-style-name="P6" draw:layer="layout" svg:width="0.406cm" svg:height="0.475cm" svg:x="12.334cm" svg:y="5.993cm">
          <draw:text-box>
            <text:p text:style-name="P5"><text:span text:style-name="T3">.</text:span></text:p>
          </draw:text-box>
        </draw:frame>
        <draw:frame draw:style-name="gr5" draw:text-style-name="P6" draw:layer="layout" svg:width="0.406cm" svg:height="0.475cm" svg:x="12.354cm" svg:y="6.033cm">
          <draw:text-box>
            <text:p text:style-name="P5"><text:span text:style-name="T3">.</text:span></text:p>
          </draw:text-box>
        </draw:frame>
        <draw:frame draw:style-name="gr5" draw:text-style-name="P6" draw:layer="layout" svg:width="0.406cm" svg:height="0.475cm" svg:x="12.354cm" svg:y="5.993cm">
          <draw:text-box>
            <text:p text:style-name="P5"><text:span text:style-name="T3">.</text:span></text:p>
          </draw:text-box>
        </draw:frame>
        <draw:frame draw:style-name="gr5" draw:text-style-name="P6" draw:layer="layout" svg:width="0.406cm" svg:height="0.475cm" svg:x="12.314cm" svg:y="6.033cm">
          <draw:text-box>
            <text:p text:style-name="P5"><text:span text:style-name="T3">.</text:span></text:p>
          </draw:text-box>
        </draw:frame>
        <draw:frame draw:style-name="gr5" draw:text-style-name="P6" draw:layer="layout" svg:width="0.406cm" svg:height="0.475cm" svg:x="12.314cm" svg:y="5.993cm">
          <draw:text-box>
            <text:p text:style-name="P5"><text:span text:style-name="T3">.</text:span></text:p>
          </draw:text-box>
        </draw:frame>
        <draw:frame draw:style-name="gr5" draw:text-style-name="P6" draw:layer="layout" svg:width="0.649cm" svg:height="0.475cm" svg:x="12.334cm" svg:y="6.013cm">
          <draw:text-box>
            <text:p text:style-name="P5"><text:span text:style-name="T4">.</text:span><text:span text:style-name="T3">44</text:span></text:p>
          </draw:text-box>
        </draw:frame>
        <draw:frame draw:style-name="gr5" draw:text-style-name="P6" draw:layer="layout" svg:width="0.406cm" svg:height="0.475cm" svg:x="12.443cm" svg:y="6.03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2.443cm" svg:y="5.99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2.463cm" svg:y="6.03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2.463cm" svg:y="5.99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2.422cm" svg:y="6.03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2.422cm" svg:y="5.993cm">
          <draw:text-box>
            <text:p text:style-name="P5"><text:span text:style-name="T3">4</text:span></text:p>
          </draw:text-box>
        </draw:frame>
        <draw:frame draw:style-name="gr5" draw:text-style-name="P6" draw:layer="layout" svg:width="0.776cm" svg:height="0.475cm" svg:x="12.443cm" svg:y="6.013cm">
          <draw:text-box>
            <text:p text:style-name="P5"><text:span text:style-name="T4">4</text:span><text:span text:style-name="T3">88</text:span></text:p>
          </draw:text-box>
        </draw:frame>
        <draw:frame draw:style-name="gr5" draw:text-style-name="P6" draw:layer="layout" svg:width="0.406cm" svg:height="0.475cm" svg:x="12.657cm" svg:y="6.033cm">
          <draw:text-box>
            <text:p text:style-name="P5"><text:span text:style-name="T3">8</text:span></text:p>
          </draw:text-box>
        </draw:frame>
        <draw:frame draw:style-name="gr5" draw:text-style-name="P6" draw:layer="layout" svg:width="0.406cm" svg:height="0.475cm" svg:x="12.657cm" svg:y="5.993cm">
          <draw:text-box>
            <text:p text:style-name="P5"><text:span text:style-name="T3">8</text:span></text:p>
          </draw:text-box>
        </draw:frame>
        <draw:frame draw:style-name="gr5" draw:text-style-name="P6" draw:layer="layout" svg:width="0.406cm" svg:height="0.475cm" svg:x="12.677cm" svg:y="6.033cm">
          <draw:text-box>
            <text:p text:style-name="P5"><text:span text:style-name="T3">8</text:span></text:p>
          </draw:text-box>
        </draw:frame>
        <draw:frame draw:style-name="gr5" draw:text-style-name="P6" draw:layer="layout" svg:width="0.406cm" svg:height="0.475cm" svg:x="12.677cm" svg:y="5.993cm">
          <draw:text-box>
            <text:p text:style-name="P5"><text:span text:style-name="T3">8</text:span></text:p>
          </draw:text-box>
        </draw:frame>
        <draw:frame draw:style-name="gr5" draw:text-style-name="P6" draw:layer="layout" svg:width="0.406cm" svg:height="0.475cm" svg:x="12.637cm" svg:y="6.033cm">
          <draw:text-box>
            <text:p text:style-name="P5"><text:span text:style-name="T3">8</text:span></text:p>
          </draw:text-box>
        </draw:frame>
        <draw:frame draw:style-name="gr5" draw:text-style-name="P6" draw:layer="layout" svg:width="0.406cm" svg:height="0.475cm" svg:x="12.637cm" svg:y="5.993cm">
          <draw:text-box>
            <text:p text:style-name="P5"><text:span text:style-name="T3">8</text:span></text:p>
          </draw:text-box>
        </draw:frame>
        <draw:frame draw:style-name="gr5" draw:text-style-name="P6" draw:layer="layout" svg:width="0.776cm" svg:height="0.475cm" svg:x="12.657cm" svg:y="6.013cm">
          <draw:text-box>
            <text:p text:style-name="P5"><text:span text:style-name="T4">8</text:span><text:span text:style-name="T3">44</text:span></text:p>
          </draw:text-box>
        </draw:frame>
        <draw:frame draw:style-name="gr5" draw:text-style-name="P6" draw:layer="layout" svg:width="0.406cm" svg:height="0.475cm" svg:x="12.871cm" svg:y="6.03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2.871cm" svg:y="5.99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2.891cm" svg:y="6.03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2.891cm" svg:y="5.99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2.851cm" svg:y="6.03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2.851cm" svg:y="5.993cm">
          <draw:text-box>
            <text:p text:style-name="P5"><text:span text:style-name="T3">4</text:span></text:p>
          </draw:text-box>
        </draw:frame>
        <draw:frame draw:style-name="gr5" draw:text-style-name="P6" draw:layer="layout" svg:width="0.776cm" svg:height="0.475cm" svg:x="12.871cm" svg:y="6.013cm">
          <draw:text-box>
            <text:p text:style-name="P5"><text:span text:style-name="T4">4</text:span><text:span text:style-name="T3">88</text:span></text:p>
          </draw:text-box>
        </draw:frame>
        <draw:frame draw:style-name="gr5" draw:text-style-name="P6" draw:layer="layout" svg:width="0.406cm" svg:height="0.475cm" svg:x="13.085cm" svg:y="6.033cm">
          <draw:text-box>
            <text:p text:style-name="P5"><text:span text:style-name="T3">8</text:span></text:p>
          </draw:text-box>
        </draw:frame>
        <draw:frame draw:style-name="gr5" draw:text-style-name="P6" draw:layer="layout" svg:width="0.406cm" svg:height="0.475cm" svg:x="13.085cm" svg:y="5.993cm">
          <draw:text-box>
            <text:p text:style-name="P5"><text:span text:style-name="T3">8</text:span></text:p>
          </draw:text-box>
        </draw:frame>
        <draw:frame draw:style-name="gr5" draw:text-style-name="P6" draw:layer="layout" svg:width="0.406cm" svg:height="0.475cm" svg:x="13.106cm" svg:y="6.033cm">
          <draw:text-box>
            <text:p text:style-name="P5"><text:span text:style-name="T3">8</text:span></text:p>
          </draw:text-box>
        </draw:frame>
        <draw:frame draw:style-name="gr5" draw:text-style-name="P6" draw:layer="layout" svg:width="0.406cm" svg:height="0.475cm" svg:x="13.106cm" svg:y="5.993cm">
          <draw:text-box>
            <text:p text:style-name="P5"><text:span text:style-name="T3">8</text:span></text:p>
          </draw:text-box>
        </draw:frame>
        <draw:frame draw:style-name="gr5" draw:text-style-name="P6" draw:layer="layout" svg:width="0.406cm" svg:height="0.475cm" svg:x="13.065cm" svg:y="6.033cm">
          <draw:text-box>
            <text:p text:style-name="P5"><text:span text:style-name="T3">8</text:span></text:p>
          </draw:text-box>
        </draw:frame>
        <draw:frame draw:style-name="gr5" draw:text-style-name="P6" draw:layer="layout" svg:width="0.406cm" svg:height="0.475cm" svg:x="13.065cm" svg:y="5.993cm">
          <draw:text-box>
            <text:p text:style-name="P5"><text:span text:style-name="T3">8</text:span></text:p>
          </draw:text-box>
        </draw:frame>
        <draw:frame draw:style-name="gr5" draw:text-style-name="P6" draw:layer="layout" svg:width="0.776cm" svg:height="0.475cm" svg:x="13.085cm" svg:y="6.013cm">
          <draw:text-box>
            <text:p text:style-name="P5"><text:span text:style-name="T4">8</text:span><text:span text:style-name="T3">88</text:span></text:p>
          </draw:text-box>
        </draw:frame>
        <draw:frame draw:style-name="gr5" draw:text-style-name="P6" draw:layer="layout" svg:width="0.406cm" svg:height="0.475cm" svg:x="13.3cm" svg:y="6.033cm">
          <draw:text-box>
            <text:p text:style-name="P5"><text:span text:style-name="T3">8</text:span></text:p>
          </draw:text-box>
        </draw:frame>
        <draw:frame draw:style-name="gr5" draw:text-style-name="P6" draw:layer="layout" svg:width="0.406cm" svg:height="0.475cm" svg:x="13.3cm" svg:y="5.993cm">
          <draw:text-box>
            <text:p text:style-name="P5"><text:span text:style-name="T3">8</text:span></text:p>
          </draw:text-box>
        </draw:frame>
        <draw:frame draw:style-name="gr5" draw:text-style-name="P6" draw:layer="layout" svg:width="0.406cm" svg:height="0.475cm" svg:x="13.32cm" svg:y="6.033cm">
          <draw:text-box>
            <text:p text:style-name="P5"><text:span text:style-name="T3">8</text:span></text:p>
          </draw:text-box>
        </draw:frame>
        <draw:frame draw:style-name="gr5" draw:text-style-name="P6" draw:layer="layout" svg:width="0.406cm" svg:height="0.475cm" svg:x="13.32cm" svg:y="5.993cm">
          <draw:text-box>
            <text:p text:style-name="P5"><text:span text:style-name="T3">8</text:span></text:p>
          </draw:text-box>
        </draw:frame>
        <draw:frame draw:style-name="gr5" draw:text-style-name="P6" draw:layer="layout" svg:width="0.406cm" svg:height="0.475cm" svg:x="13.28cm" svg:y="6.033cm">
          <draw:text-box>
            <text:p text:style-name="P5"><text:span text:style-name="T3">8</text:span></text:p>
          </draw:text-box>
        </draw:frame>
        <draw:frame draw:style-name="gr5" draw:text-style-name="P6" draw:layer="layout" svg:width="0.406cm" svg:height="0.475cm" svg:x="13.28cm" svg:y="5.993cm">
          <draw:text-box>
            <text:p text:style-name="P5"><text:span text:style-name="T3">8</text:span></text:p>
          </draw:text-box>
        </draw:frame>
        <draw:frame draw:style-name="gr5" draw:text-style-name="P6" draw:layer="layout" svg:width="0.776cm" svg:height="0.475cm" svg:x="13.3cm" svg:y="6.013cm">
          <draw:text-box>
            <text:p text:style-name="P5"><text:span text:style-name="T4">8</text:span><text:span text:style-name="T3">44</text:span></text:p>
          </draw:text-box>
        </draw:frame>
        <draw:frame draw:style-name="gr5" draw:text-style-name="P6" draw:layer="layout" svg:width="0.406cm" svg:height="0.475cm" svg:x="13.514cm" svg:y="6.03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3.514cm" svg:y="5.99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3.534cm" svg:y="6.03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3.534cm" svg:y="5.99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3.494cm" svg:y="6.033cm">
          <draw:text-box>
            <text:p text:style-name="P5"><text:span text:style-name="T3">4</text:span></text:p>
          </draw:text-box>
        </draw:frame>
        <draw:frame draw:style-name="gr5" draw:text-style-name="P6" draw:layer="layout" svg:width="0.406cm" svg:height="0.475cm" svg:x="13.494cm" svg:y="5.993cm">
          <draw:text-box>
            <text:p text:style-name="P5"><text:span text:style-name="T3">4</text:span></text:p>
          </draw:text-box>
        </draw:frame>
        <draw:frame draw:style-name="gr5" draw:text-style-name="P6" draw:layer="layout" svg:width="0.776cm" svg:height="0.475cm" svg:x="13.514cm" svg:y="6.013cm">
          <draw:text-box>
            <text:p text:style-name="P5"><text:span text:style-name="T4">4</text:span><text:span text:style-name="T3">22</text:span></text:p>
          </draw:text-box>
        </draw:frame>
        <draw:frame draw:style-name="gr5" draw:text-style-name="P6" draw:layer="layout" svg:width="0.406cm" svg:height="0.475cm" svg:x="13.728cm" svg:y="6.033cm">
          <draw:text-box>
            <text:p text:style-name="P5"><text:span text:style-name="T3">2</text:span></text:p>
          </draw:text-box>
        </draw:frame>
        <draw:frame draw:style-name="gr5" draw:text-style-name="P6" draw:layer="layout" svg:width="0.406cm" svg:height="0.475cm" svg:x="13.728cm" svg:y="5.993cm">
          <draw:text-box>
            <text:p text:style-name="P5"><text:span text:style-name="T3">2</text:span></text:p>
          </draw:text-box>
        </draw:frame>
        <draw:frame draw:style-name="gr5" draw:text-style-name="P6" draw:layer="layout" svg:width="0.406cm" svg:height="0.475cm" svg:x="13.748cm" svg:y="6.033cm">
          <draw:text-box>
            <text:p text:style-name="P5"><text:span text:style-name="T3">2</text:span></text:p>
          </draw:text-box>
        </draw:frame>
        <draw:frame draw:style-name="gr5" draw:text-style-name="P6" draw:layer="layout" svg:width="0.406cm" svg:height="0.475cm" svg:x="13.748cm" svg:y="5.993cm">
          <draw:text-box>
            <text:p text:style-name="P5"><text:span text:style-name="T3">2</text:span></text:p>
          </draw:text-box>
        </draw:frame>
        <draw:frame draw:style-name="gr5" draw:text-style-name="P6" draw:layer="layout" svg:width="0.406cm" svg:height="0.475cm" svg:x="13.708cm" svg:y="6.033cm">
          <draw:text-box>
            <text:p text:style-name="P5"><text:span text:style-name="T3">2</text:span></text:p>
          </draw:text-box>
        </draw:frame>
        <draw:frame draw:style-name="gr5" draw:text-style-name="P6" draw:layer="layout" svg:width="0.406cm" svg:height="0.475cm" svg:x="13.708cm" svg:y="5.993cm">
          <draw:text-box>
            <text:p text:style-name="P5"><text:span text:style-name="T3">2</text:span></text:p>
          </draw:text-box>
        </draw:frame>
        <draw:frame draw:style-name="gr5" draw:text-style-name="P6" draw:layer="layout" svg:width="0.573cm" svg:height="0.475cm" svg:x="13.728cm" svg:y="6.013cm">
          <draw:text-box>
            <text:p text:style-name="P5"><text:span text:style-name="T4">2</text:span><text:span text:style-name="T3">))</text:span></text:p>
          </draw:text-box>
        </draw:frame>
        <draw:frame draw:style-name="gr5" draw:text-style-name="P6" draw:layer="layout" svg:width="0.406cm" svg:height="0.475cm" svg:x="13.939cm" svg:y="6.033cm">
          <draw:text-box>
            <text:p text:style-name="P5"><text:span text:style-name="T3">)</text:span></text:p>
          </draw:text-box>
        </draw:frame>
        <draw:frame draw:style-name="gr5" draw:text-style-name="P6" draw:layer="layout" svg:width="0.406cm" svg:height="0.475cm" svg:x="13.939cm" svg:y="5.993cm">
          <draw:text-box>
            <text:p text:style-name="P5"><text:span text:style-name="T3">)</text:span></text:p>
          </draw:text-box>
        </draw:frame>
        <draw:frame draw:style-name="gr5" draw:text-style-name="P6" draw:layer="layout" svg:width="0.406cm" svg:height="0.475cm" svg:x="13.959cm" svg:y="6.033cm">
          <draw:text-box>
            <text:p text:style-name="P5"><text:span text:style-name="T3">)</text:span></text:p>
          </draw:text-box>
        </draw:frame>
        <draw:frame draw:style-name="gr5" draw:text-style-name="P6" draw:layer="layout" svg:width="0.406cm" svg:height="0.475cm" svg:x="13.959cm" svg:y="5.993cm">
          <draw:text-box>
            <text:p text:style-name="P5"><text:span text:style-name="T3">)</text:span></text:p>
          </draw:text-box>
        </draw:frame>
        <draw:frame draw:style-name="gr5" draw:text-style-name="P6" draw:layer="layout" svg:width="0.406cm" svg:height="0.475cm" svg:x="13.919cm" svg:y="6.033cm">
          <draw:text-box>
            <text:p text:style-name="P5"><text:span text:style-name="T3">)</text:span></text:p>
          </draw:text-box>
        </draw:frame>
        <draw:frame draw:style-name="gr5" draw:text-style-name="P6" draw:layer="layout" svg:width="0.406cm" svg:height="0.475cm" svg:x="13.919cm" svg:y="5.993cm">
          <draw:text-box>
            <text:p text:style-name="P5"><text:span text:style-name="T3">)</text:span></text:p>
          </draw:text-box>
        </draw:frame>
        <draw:frame draw:style-name="gr5" draw:text-style-name="P6" draw:layer="layout" svg:width="0.553cm" svg:height="0.475cm" svg:x="13.939cm" svg:y="6.013cm">
          <draw:text-box>
            <text:p text:style-name="P5"><text:span text:style-name="T4">)</text:span><text:span text:style-name="T5"> ··</text:span></text:p>
          </draw:text-box>
        </draw:frame>
        <draw:frame draw:style-name="gr5" draw:text-style-name="P6" draw:layer="layout" svg:width="0.406cm" svg:height="0.475cm" svg:x="14.156cm" svg:y="6.033cm">
          <draw:text-box>
            <text:p text:style-name="P5"><text:span text:style-name="T5">·</text:span></text:p>
          </draw:text-box>
        </draw:frame>
        <draw:frame draw:style-name="gr5" draw:text-style-name="P6" draw:layer="layout" svg:width="0.406cm" svg:height="0.475cm" svg:x="14.156cm" svg:y="5.993cm">
          <draw:text-box>
            <text:p text:style-name="P5"><text:span text:style-name="T5">·</text:span></text:p>
          </draw:text-box>
        </draw:frame>
        <draw:frame draw:style-name="gr5" draw:text-style-name="P6" draw:layer="layout" svg:width="0.406cm" svg:height="0.475cm" svg:x="14.176cm" svg:y="6.033cm">
          <draw:text-box>
            <text:p text:style-name="P5"><text:span text:style-name="T5">·</text:span></text:p>
          </draw:text-box>
        </draw:frame>
        <draw:frame draw:style-name="gr5" draw:text-style-name="P6" draw:layer="layout" svg:width="0.406cm" svg:height="0.475cm" svg:x="14.176cm" svg:y="5.993cm">
          <draw:text-box>
            <text:p text:style-name="P5"><text:span text:style-name="T5">·</text:span></text:p>
          </draw:text-box>
        </draw:frame>
        <draw:frame draw:style-name="gr5" draw:text-style-name="P6" draw:layer="layout" svg:width="0.406cm" svg:height="0.475cm" svg:x="14.136cm" svg:y="6.033cm">
          <draw:text-box>
            <text:p text:style-name="P5"><text:span text:style-name="T5">·</text:span></text:p>
          </draw:text-box>
        </draw:frame>
        <draw:frame draw:style-name="gr5" draw:text-style-name="P6" draw:layer="layout" svg:width="0.406cm" svg:height="0.475cm" svg:x="14.136cm" svg:y="5.993cm">
          <draw:text-box>
            <text:p text:style-name="P5"><text:span text:style-name="T5">·</text:span></text:p>
          </draw:text-box>
        </draw:frame>
        <draw:frame draw:style-name="gr5" draw:text-style-name="P6" draw:layer="layout" svg:width="0.764cm" svg:height="0.475cm" svg:x="14.156cm" svg:y="6.013cm">
          <draw:text-box>
            <text:p text:style-name="P5"><text:span text:style-name="T6">·</text:span><text:span text:style-name="T5"> ee</text:span></text:p>
          </draw:text-box>
        </draw:frame>
        <draw:frame draw:style-name="gr5" draw:text-style-name="P6" draw:layer="layout" svg:width="0.406cm" svg:height="0.475cm" svg:x="14.372cm" svg:y="6.033cm">
          <draw:text-box>
            <text:p text:style-name="P5"><text:span text:style-name="T5">e</text:span></text:p>
          </draw:text-box>
        </draw:frame>
        <draw:frame draw:style-name="gr5" draw:text-style-name="P6" draw:layer="layout" svg:width="0.406cm" svg:height="0.475cm" svg:x="14.372cm" svg:y="5.993cm">
          <draw:text-box>
            <text:p text:style-name="P5"><text:span text:style-name="T5">e</text:span></text:p>
          </draw:text-box>
        </draw:frame>
        <draw:frame draw:style-name="gr5" draw:text-style-name="P6" draw:layer="layout" svg:width="0.406cm" svg:height="0.475cm" svg:x="14.392cm" svg:y="6.033cm">
          <draw:text-box>
            <text:p text:style-name="P5"><text:span text:style-name="T5">e</text:span></text:p>
          </draw:text-box>
        </draw:frame>
        <draw:frame draw:style-name="gr5" draw:text-style-name="P6" draw:layer="layout" svg:width="0.406cm" svg:height="0.475cm" svg:x="14.392cm" svg:y="5.993cm">
          <draw:text-box>
            <text:p text:style-name="P5"><text:span text:style-name="T5">e</text:span></text:p>
          </draw:text-box>
        </draw:frame>
        <draw:frame draw:style-name="gr5" draw:text-style-name="P6" draw:layer="layout" svg:width="0.406cm" svg:height="0.475cm" svg:x="14.352cm" svg:y="6.033cm">
          <draw:text-box>
            <text:p text:style-name="P5"><text:span text:style-name="T5">e</text:span></text:p>
          </draw:text-box>
        </draw:frame>
        <draw:frame draw:style-name="gr5" draw:text-style-name="P6" draw:layer="layout" svg:width="0.406cm" svg:height="0.475cm" svg:x="14.352cm" svg:y="5.993cm">
          <draw:text-box>
            <text:p text:style-name="P5"><text:span text:style-name="T5">e</text:span></text:p>
          </draw:text-box>
        </draw:frame>
        <draw:frame draw:style-name="gr5" draw:text-style-name="P6" draw:layer="layout" svg:width="0.582cm" svg:height="0.475cm" svg:x="14.372cm" svg:y="6.013cm">
          <draw:text-box>
            <text:p text:style-name="P5"><text:span text:style-name="T6">e</text:span><text:span text:style-name="T5">rr</text:span></text:p>
          </draw:text-box>
        </draw:frame>
        <draw:frame draw:style-name="gr5" draw:text-style-name="P6" draw:layer="layout" svg:width="0.406cm" svg:height="0.475cm" svg:x="14.553cm" svg:y="6.033cm">
          <draw:text-box>
            <text:p text:style-name="P5"><text:span text:style-name="T5">r</text:span></text:p>
          </draw:text-box>
        </draw:frame>
        <draw:frame draw:style-name="gr5" draw:text-style-name="P6" draw:layer="layout" svg:width="0.406cm" svg:height="0.475cm" svg:x="14.553cm" svg:y="5.993cm">
          <draw:text-box>
            <text:p text:style-name="P5"><text:span text:style-name="T5">r</text:span></text:p>
          </draw:text-box>
        </draw:frame>
        <draw:frame draw:style-name="gr5" draw:text-style-name="P6" draw:layer="layout" svg:width="0.406cm" svg:height="0.475cm" svg:x="14.573cm" svg:y="6.033cm">
          <draw:text-box>
            <text:p text:style-name="P5"><text:span text:style-name="T5">r</text:span></text:p>
          </draw:text-box>
        </draw:frame>
        <draw:frame draw:style-name="gr5" draw:text-style-name="P6" draw:layer="layout" svg:width="0.406cm" svg:height="0.475cm" svg:x="14.573cm" svg:y="5.993cm">
          <draw:text-box>
            <text:p text:style-name="P5"><text:span text:style-name="T5">r</text:span></text:p>
          </draw:text-box>
        </draw:frame>
        <draw:frame draw:style-name="gr5" draw:text-style-name="P6" draw:layer="layout" svg:width="0.406cm" svg:height="0.475cm" svg:x="14.533cm" svg:y="6.033cm">
          <draw:text-box>
            <text:p text:style-name="P5"><text:span text:style-name="T5">r</text:span></text:p>
          </draw:text-box>
        </draw:frame>
        <draw:frame draw:style-name="gr5" draw:text-style-name="P6" draw:layer="layout" svg:width="0.406cm" svg:height="0.475cm" svg:x="14.533cm" svg:y="5.993cm">
          <draw:text-box>
            <text:p text:style-name="P5"><text:span text:style-name="T5">r</text:span></text:p>
          </draw:text-box>
        </draw:frame>
        <draw:frame draw:style-name="gr5" draw:text-style-name="P6" draw:layer="layout" svg:width="0.446cm" svg:height="0.475cm" svg:x="14.553cm" svg:y="6.013cm">
          <draw:text-box>
            <text:p text:style-name="P5"><text:span text:style-name="T6">r</text:span><text:span text:style-name="T5">ff</text:span></text:p>
          </draw:text-box>
        </draw:frame>
        <draw:frame draw:style-name="gr5" draw:text-style-name="P6" draw:layer="layout" svg:width="0.406cm" svg:height="0.475cm" svg:x="14.688cm" svg:y="6.033cm">
          <draw:text-box>
            <text:p text:style-name="P5"><text:span text:style-name="T5">f</text:span></text:p>
          </draw:text-box>
        </draw:frame>
        <draw:frame draw:style-name="gr5" draw:text-style-name="P6" draw:layer="layout" svg:width="0.406cm" svg:height="0.475cm" svg:x="14.688cm" svg:y="5.993cm">
          <draw:text-box>
            <text:p text:style-name="P5"><text:span text:style-name="T5">f</text:span></text:p>
          </draw:text-box>
        </draw:frame>
        <draw:frame draw:style-name="gr5" draw:text-style-name="P6" draw:layer="layout" svg:width="0.406cm" svg:height="0.475cm" svg:x="14.708cm" svg:y="6.033cm">
          <draw:text-box>
            <text:p text:style-name="P5"><text:span text:style-name="T5">f</text:span></text:p>
          </draw:text-box>
        </draw:frame>
        <draw:frame draw:style-name="gr5" draw:text-style-name="P6" draw:layer="layout" svg:width="0.406cm" svg:height="0.475cm" svg:x="14.708cm" svg:y="5.993cm">
          <draw:text-box>
            <text:p text:style-name="P5"><text:span text:style-name="T5">f</text:span></text:p>
          </draw:text-box>
        </draw:frame>
        <draw:frame draw:style-name="gr5" draw:text-style-name="P6" draw:layer="layout" svg:width="0.406cm" svg:height="0.475cm" svg:x="14.668cm" svg:y="6.033cm">
          <draw:text-box>
            <text:p text:style-name="P5"><text:span text:style-name="T5">f</text:span></text:p>
          </draw:text-box>
        </draw:frame>
        <draw:frame draw:style-name="gr5" draw:text-style-name="P6" draw:layer="layout" svg:width="0.406cm" svg:height="0.475cm" svg:x="14.668cm" svg:y="5.993cm">
          <draw:text-box>
            <text:p text:style-name="P5"><text:span text:style-name="T5">f</text:span></text:p>
          </draw:text-box>
        </draw:frame>
        <draw:polygon draw:style-name="gr6" draw:text-style-name="P7" draw:layer="layout" svg:width="2.287cm" svg:height="0.026cm" svg:x="15.12cm" svg:y="6.246cm" svg:viewBox="0 0 2288 27" draw:points="0,0 2288,0 2288,27 0,27">
          <text:p/>
        </draw:polygon>
        <draw:frame draw:style-name="gr5" draw:text-style-name="P6" draw:layer="layout" svg:width="0.406cm" svg:height="0.475cm" svg:x="14.688cm" svg:y="6.013cm">
          <draw:text-box>
            <text:p text:style-name="P5"><text:span text:style-name="T6">f</text:span></text:p>
          </draw:text-box>
        </draw:frame>
        <draw:frame draw:style-name="gr7" draw:text-style-name="P8" draw:layer="layout" svg:width="0.612cm" svg:height="0.425cm" svg:x="15.281cm" svg:y="6.26cm">
          <draw:text-box>
            <text:p text:style-name="P5"><text:span text:style-name="T7">−−</text:span></text:p>
          </draw:text-box>
        </draw:frame>
        <draw:frame draw:style-name="gr7" draw:text-style-name="P8" draw:layer="layout" svg:width="0.365cm" svg:height="0.425cm" svg:x="15.301cm" svg:y="6.28cm">
          <draw:text-box>
            <text:p text:style-name="P5"><text:span text:style-name="T7">−</text:span></text:p>
          </draw:text-box>
        </draw:frame>
        <draw:frame draw:style-name="gr7" draw:text-style-name="P8" draw:layer="layout" svg:width="0.365cm" svg:height="0.425cm" svg:x="15.301cm" svg:y="6.24cm">
          <draw:text-box>
            <text:p text:style-name="P5"><text:span text:style-name="T7">−</text:span></text:p>
          </draw:text-box>
        </draw:frame>
        <draw:frame draw:style-name="gr7" draw:text-style-name="P8" draw:layer="layout" svg:width="0.365cm" svg:height="0.425cm" svg:x="15.321cm" svg:y="6.28cm">
          <draw:text-box>
            <text:p text:style-name="P5"><text:span text:style-name="T7">−</text:span></text:p>
          </draw:text-box>
        </draw:frame>
        <draw:frame draw:style-name="gr7" draw:text-style-name="P8" draw:layer="layout" svg:width="0.365cm" svg:height="0.425cm" svg:x="15.321cm" svg:y="6.24cm">
          <draw:text-box>
            <text:p text:style-name="P5"><text:span text:style-name="T7">−</text:span></text:p>
          </draw:text-box>
        </draw:frame>
        <draw:frame draw:style-name="gr7" draw:text-style-name="P8" draw:layer="layout" svg:width="0.365cm" svg:height="0.425cm" svg:x="15.281cm" svg:y="6.28cm">
          <draw:text-box>
            <text:p text:style-name="P5"><text:span text:style-name="T7">−</text:span></text:p>
          </draw:text-box>
        </draw:frame>
        <draw:frame draw:style-name="gr7" draw:text-style-name="P8" draw:layer="layout" svg:width="0.365cm" svg:height="0.425cm" svg:x="15.281cm" svg:y="6.24cm">
          <draw:text-box>
            <text:p text:style-name="P5"><text:span text:style-name="T7">−</text:span></text:p>
          </draw:text-box>
        </draw:frame>
        <draw:frame draw:style-name="gr7" draw:text-style-name="P8" draw:layer="layout" svg:width="0.773cm" svg:height="0.425cm" svg:x="15.301cm" svg:y="6.26cm">
          <draw:text-box>
            <text:p text:style-name="P5"><text:span text:style-name="T8">−</text:span><text:span text:style-name="T7">22</text:span></text:p>
          </draw:text-box>
        </draw:frame>
        <draw:frame draw:style-name="gr7" draw:text-style-name="P8" draw:layer="layout" svg:width="0.365cm" svg:height="0.425cm" svg:x="15.589cm" svg:y="6.28cm">
          <draw:text-box>
            <text:p text:style-name="P5"><text:span text:style-name="T7">2</text:span></text:p>
          </draw:text-box>
        </draw:frame>
        <draw:frame draw:style-name="gr7" draw:text-style-name="P8" draw:layer="layout" svg:width="0.365cm" svg:height="0.425cm" svg:x="15.589cm" svg:y="6.24cm">
          <draw:text-box>
            <text:p text:style-name="P5"><text:span text:style-name="T7">2</text:span></text:p>
          </draw:text-box>
        </draw:frame>
        <draw:frame draw:style-name="gr7" draw:text-style-name="P8" draw:layer="layout" svg:width="0.365cm" svg:height="0.425cm" svg:x="15.609cm" svg:y="6.28cm">
          <draw:text-box>
            <text:p text:style-name="P5"><text:span text:style-name="T7">2</text:span></text:p>
          </draw:text-box>
        </draw:frame>
        <draw:frame draw:style-name="gr7" draw:text-style-name="P8" draw:layer="layout" svg:width="0.365cm" svg:height="0.425cm" svg:x="15.609cm" svg:y="6.24cm">
          <draw:text-box>
            <text:p text:style-name="P5"><text:span text:style-name="T7">2</text:span></text:p>
          </draw:text-box>
        </draw:frame>
        <draw:frame draw:style-name="gr7" draw:text-style-name="P8" draw:layer="layout" svg:width="0.365cm" svg:height="0.425cm" svg:x="15.569cm" svg:y="6.28cm">
          <draw:text-box>
            <text:p text:style-name="P5"><text:span text:style-name="T7">2</text:span></text:p>
          </draw:text-box>
        </draw:frame>
        <draw:frame draw:style-name="gr7" draw:text-style-name="P8" draw:layer="layout" svg:width="0.365cm" svg:height="0.425cm" svg:x="15.569cm" svg:y="6.24cm">
          <draw:text-box>
            <text:p text:style-name="P5"><text:span text:style-name="T7">2</text:span></text:p>
          </draw:text-box>
        </draw:frame>
        <draw:frame draw:style-name="gr7" draw:text-style-name="P8" draw:layer="layout" svg:width="0.701cm" svg:height="0.425cm" svg:x="15.589cm" svg:y="6.26cm">
          <draw:text-box>
            <text:p text:style-name="P5"><text:span text:style-name="T8">2</text:span><text:span text:style-name="T7">77</text:span></text:p>
          </draw:text-box>
        </draw:frame>
        <draw:frame draw:style-name="gr7" draw:text-style-name="P8" draw:layer="layout" svg:width="0.365cm" svg:height="0.425cm" svg:x="15.782cm" svg:y="6.28cm">
          <draw:text-box>
            <text:p text:style-name="P5"><text:span text:style-name="T7">7</text:span></text:p>
          </draw:text-box>
        </draw:frame>
        <draw:frame draw:style-name="gr7" draw:text-style-name="P8" draw:layer="layout" svg:width="0.365cm" svg:height="0.425cm" svg:x="15.782cm" svg:y="6.24cm">
          <draw:text-box>
            <text:p text:style-name="P5"><text:span text:style-name="T7">7</text:span></text:p>
          </draw:text-box>
        </draw:frame>
        <draw:frame draw:style-name="gr7" draw:text-style-name="P8" draw:layer="layout" svg:width="0.365cm" svg:height="0.425cm" svg:x="15.802cm" svg:y="6.28cm">
          <draw:text-box>
            <text:p text:style-name="P5"><text:span text:style-name="T7">7</text:span></text:p>
          </draw:text-box>
        </draw:frame>
        <draw:frame draw:style-name="gr7" draw:text-style-name="P8" draw:layer="layout" svg:width="0.365cm" svg:height="0.425cm" svg:x="15.802cm" svg:y="6.24cm">
          <draw:text-box>
            <text:p text:style-name="P5"><text:span text:style-name="T7">7</text:span></text:p>
          </draw:text-box>
        </draw:frame>
        <draw:frame draw:style-name="gr7" draw:text-style-name="P8" draw:layer="layout" svg:width="0.365cm" svg:height="0.425cm" svg:x="15.762cm" svg:y="6.28cm">
          <draw:text-box>
            <text:p text:style-name="P5"><text:span text:style-name="T7">7</text:span></text:p>
          </draw:text-box>
        </draw:frame>
        <draw:frame draw:style-name="gr7" draw:text-style-name="P8" draw:layer="layout" svg:width="0.365cm" svg:height="0.425cm" svg:x="15.762cm" svg:y="6.24cm">
          <draw:text-box>
            <text:p text:style-name="P5"><text:span text:style-name="T7">7</text:span></text:p>
          </draw:text-box>
        </draw:frame>
        <draw:frame draw:style-name="gr7" draw:text-style-name="P8" draw:layer="layout" svg:width="0.464cm" svg:height="0.425cm" svg:x="15.782cm" svg:y="6.26cm">
          <draw:text-box>
            <text:p text:style-name="P5"><text:span text:style-name="T8">7</text:span><text:span text:style-name="T7">..</text:span></text:p>
          </draw:text-box>
        </draw:frame>
        <draw:frame draw:style-name="gr7" draw:text-style-name="P8" draw:layer="layout" svg:width="0.365cm" svg:height="0.425cm" svg:x="15.974cm" svg:y="6.28cm">
          <draw:text-box>
            <text:p text:style-name="P5"><text:span text:style-name="T7">.</text:span></text:p>
          </draw:text-box>
        </draw:frame>
        <draw:frame draw:style-name="gr7" draw:text-style-name="P8" draw:layer="layout" svg:width="0.365cm" svg:height="0.425cm" svg:x="15.974cm" svg:y="6.24cm">
          <draw:text-box>
            <text:p text:style-name="P5"><text:span text:style-name="T7">.</text:span></text:p>
          </draw:text-box>
        </draw:frame>
        <draw:frame draw:style-name="gr7" draw:text-style-name="P8" draw:layer="layout" svg:width="0.365cm" svg:height="0.425cm" svg:x="15.995cm" svg:y="6.28cm">
          <draw:text-box>
            <text:p text:style-name="P5"><text:span text:style-name="T7">.</text:span></text:p>
          </draw:text-box>
        </draw:frame>
        <draw:frame draw:style-name="gr7" draw:text-style-name="P8" draw:layer="layout" svg:width="0.365cm" svg:height="0.425cm" svg:x="15.995cm" svg:y="6.24cm">
          <draw:text-box>
            <text:p text:style-name="P5"><text:span text:style-name="T7">.</text:span></text:p>
          </draw:text-box>
        </draw:frame>
        <draw:frame draw:style-name="gr7" draw:text-style-name="P8" draw:layer="layout" svg:width="0.365cm" svg:height="0.425cm" svg:x="15.954cm" svg:y="6.28cm">
          <draw:text-box>
            <text:p text:style-name="P5"><text:span text:style-name="T7">.</text:span></text:p>
          </draw:text-box>
        </draw:frame>
        <draw:frame draw:style-name="gr7" draw:text-style-name="P8" draw:layer="layout" svg:width="0.365cm" svg:height="0.425cm" svg:x="15.954cm" svg:y="6.24cm">
          <draw:text-box>
            <text:p text:style-name="P5"><text:span text:style-name="T7">.</text:span></text:p>
          </draw:text-box>
        </draw:frame>
        <draw:frame draw:style-name="gr7" draw:text-style-name="P8" draw:layer="layout" svg:width="0.582cm" svg:height="0.425cm" svg:x="15.974cm" svg:y="6.26cm">
          <draw:text-box>
            <text:p text:style-name="P5"><text:span text:style-name="T8">.</text:span><text:span text:style-name="T7">77</text:span></text:p>
          </draw:text-box>
        </draw:frame>
        <draw:frame draw:style-name="gr7" draw:text-style-name="P8" draw:layer="layout" svg:width="0.365cm" svg:height="0.425cm" svg:x="16.073cm" svg:y="6.28cm">
          <draw:text-box>
            <text:p text:style-name="P5"><text:span text:style-name="T7">7</text:span></text:p>
          </draw:text-box>
        </draw:frame>
        <draw:frame draw:style-name="gr7" draw:text-style-name="P8" draw:layer="layout" svg:width="0.365cm" svg:height="0.425cm" svg:x="16.073cm" svg:y="6.24cm">
          <draw:text-box>
            <text:p text:style-name="P5"><text:span text:style-name="T7">7</text:span></text:p>
          </draw:text-box>
        </draw:frame>
        <draw:frame draw:style-name="gr7" draw:text-style-name="P8" draw:layer="layout" svg:width="0.365cm" svg:height="0.425cm" svg:x="16.093cm" svg:y="6.28cm">
          <draw:text-box>
            <text:p text:style-name="P5"><text:span text:style-name="T7">7</text:span></text:p>
          </draw:text-box>
        </draw:frame>
        <draw:frame draw:style-name="gr7" draw:text-style-name="P8" draw:layer="layout" svg:width="0.365cm" svg:height="0.425cm" svg:x="16.093cm" svg:y="6.24cm">
          <draw:text-box>
            <text:p text:style-name="P5"><text:span text:style-name="T7">7</text:span></text:p>
          </draw:text-box>
        </draw:frame>
        <draw:frame draw:style-name="gr7" draw:text-style-name="P8" draw:layer="layout" svg:width="0.365cm" svg:height="0.425cm" svg:x="16.052cm" svg:y="6.28cm">
          <draw:text-box>
            <text:p text:style-name="P5"><text:span text:style-name="T7">7</text:span></text:p>
          </draw:text-box>
        </draw:frame>
        <draw:frame draw:style-name="gr7" draw:text-style-name="P8" draw:layer="layout" svg:width="0.365cm" svg:height="0.425cm" svg:x="16.052cm" svg:y="6.24cm">
          <draw:text-box>
            <text:p text:style-name="P5"><text:span text:style-name="T7">7</text:span></text:p>
          </draw:text-box>
        </draw:frame>
        <draw:frame draw:style-name="gr7" draw:text-style-name="P8" draw:layer="layout" svg:width="0.701cm" svg:height="0.425cm" svg:x="16.073cm" svg:y="6.26cm">
          <draw:text-box>
            <text:p text:style-name="P5"><text:span text:style-name="T8">7</text:span><text:span text:style-name="T7">66</text:span></text:p>
          </draw:text-box>
        </draw:frame>
        <draw:frame draw:style-name="gr7" draw:text-style-name="P8" draw:layer="layout" svg:width="0.365cm" svg:height="0.425cm" svg:x="16.265cm" svg:y="6.28cm">
          <draw:text-box>
            <text:p text:style-name="P5"><text:span text:style-name="T7">6</text:span></text:p>
          </draw:text-box>
        </draw:frame>
        <draw:frame draw:style-name="gr7" draw:text-style-name="P8" draw:layer="layout" svg:width="0.365cm" svg:height="0.425cm" svg:x="16.265cm" svg:y="6.24cm">
          <draw:text-box>
            <text:p text:style-name="P5"><text:span text:style-name="T7">6</text:span></text:p>
          </draw:text-box>
        </draw:frame>
        <draw:frame draw:style-name="gr7" draw:text-style-name="P8" draw:layer="layout" svg:width="0.365cm" svg:height="0.425cm" svg:x="16.286cm" svg:y="6.28cm">
          <draw:text-box>
            <text:p text:style-name="P5"><text:span text:style-name="T7">6</text:span></text:p>
          </draw:text-box>
        </draw:frame>
        <draw:frame draw:style-name="gr7" draw:text-style-name="P8" draw:layer="layout" svg:width="0.365cm" svg:height="0.425cm" svg:x="16.286cm" svg:y="6.24cm">
          <draw:text-box>
            <text:p text:style-name="P5"><text:span text:style-name="T7">6</text:span></text:p>
          </draw:text-box>
        </draw:frame>
        <draw:frame draw:style-name="gr7" draw:text-style-name="P8" draw:layer="layout" svg:width="0.365cm" svg:height="0.425cm" svg:x="16.245cm" svg:y="6.28cm">
          <draw:text-box>
            <text:p text:style-name="P5"><text:span text:style-name="T7">6</text:span></text:p>
          </draw:text-box>
        </draw:frame>
        <draw:frame draw:style-name="gr7" draw:text-style-name="P8" draw:layer="layout" svg:width="0.365cm" svg:height="0.425cm" svg:x="16.245cm" svg:y="6.24cm">
          <draw:text-box>
            <text:p text:style-name="P5"><text:span text:style-name="T7">6</text:span></text:p>
          </draw:text-box>
        </draw:frame>
        <draw:frame draw:style-name="gr7" draw:text-style-name="P8" draw:layer="layout" svg:width="0.701cm" svg:height="0.425cm" svg:x="16.265cm" svg:y="6.26cm">
          <draw:text-box>
            <text:p text:style-name="P5"><text:span text:style-name="T8">6</text:span><text:span text:style-name="T7">77</text:span></text:p>
          </draw:text-box>
        </draw:frame>
        <draw:frame draw:style-name="gr7" draw:text-style-name="P8" draw:layer="layout" svg:width="0.365cm" svg:height="0.425cm" svg:x="16.458cm" svg:y="6.28cm">
          <draw:text-box>
            <text:p text:style-name="P5"><text:span text:style-name="T7">7</text:span></text:p>
          </draw:text-box>
        </draw:frame>
        <draw:frame draw:style-name="gr7" draw:text-style-name="P8" draw:layer="layout" svg:width="0.365cm" svg:height="0.425cm" svg:x="16.458cm" svg:y="6.24cm">
          <draw:text-box>
            <text:p text:style-name="P5"><text:span text:style-name="T7">7</text:span></text:p>
          </draw:text-box>
        </draw:frame>
        <draw:frame draw:style-name="gr7" draw:text-style-name="P8" draw:layer="layout" svg:width="0.365cm" svg:height="0.425cm" svg:x="16.478cm" svg:y="6.28cm">
          <draw:text-box>
            <text:p text:style-name="P5"><text:span text:style-name="T7">7</text:span></text:p>
          </draw:text-box>
        </draw:frame>
        <draw:frame draw:style-name="gr7" draw:text-style-name="P8" draw:layer="layout" svg:width="0.365cm" svg:height="0.425cm" svg:x="16.478cm" svg:y="6.24cm">
          <draw:text-box>
            <text:p text:style-name="P5"><text:span text:style-name="T7">7</text:span></text:p>
          </draw:text-box>
        </draw:frame>
        <draw:frame draw:style-name="gr7" draw:text-style-name="P8" draw:layer="layout" svg:width="0.365cm" svg:height="0.425cm" svg:x="16.438cm" svg:y="6.28cm">
          <draw:text-box>
            <text:p text:style-name="P5"><text:span text:style-name="T7">7</text:span></text:p>
          </draw:text-box>
        </draw:frame>
        <draw:frame draw:style-name="gr7" draw:text-style-name="P8" draw:layer="layout" svg:width="0.365cm" svg:height="0.425cm" svg:x="16.438cm" svg:y="6.24cm">
          <draw:text-box>
            <text:p text:style-name="P5"><text:span text:style-name="T7">7</text:span></text:p>
          </draw:text-box>
        </draw:frame>
        <draw:frame draw:style-name="gr7" draw:text-style-name="P8" draw:layer="layout" svg:width="0.701cm" svg:height="0.425cm" svg:x="16.458cm" svg:y="6.26cm">
          <draw:text-box>
            <text:p text:style-name="P5"><text:span text:style-name="T8">7</text:span><text:span text:style-name="T7">33</text:span></text:p>
          </draw:text-box>
        </draw:frame>
        <draw:frame draw:style-name="gr7" draw:text-style-name="P8" draw:layer="layout" svg:width="0.365cm" svg:height="0.425cm" svg:x="16.651cm" svg:y="6.28cm">
          <draw:text-box>
            <text:p text:style-name="P5"><text:span text:style-name="T7">3</text:span></text:p>
          </draw:text-box>
        </draw:frame>
        <draw:frame draw:style-name="gr7" draw:text-style-name="P8" draw:layer="layout" svg:width="0.365cm" svg:height="0.425cm" svg:x="16.651cm" svg:y="6.24cm">
          <draw:text-box>
            <text:p text:style-name="P5"><text:span text:style-name="T7">3</text:span></text:p>
          </draw:text-box>
        </draw:frame>
        <draw:frame draw:style-name="gr7" draw:text-style-name="P8" draw:layer="layout" svg:width="0.365cm" svg:height="0.425cm" svg:x="16.671cm" svg:y="6.28cm">
          <draw:text-box>
            <text:p text:style-name="P5"><text:span text:style-name="T7">3</text:span></text:p>
          </draw:text-box>
        </draw:frame>
        <draw:frame draw:style-name="gr7" draw:text-style-name="P8" draw:layer="layout" svg:width="0.365cm" svg:height="0.425cm" svg:x="16.671cm" svg:y="6.24cm">
          <draw:text-box>
            <text:p text:style-name="P5"><text:span text:style-name="T7">3</text:span></text:p>
          </draw:text-box>
        </draw:frame>
        <draw:frame draw:style-name="gr7" draw:text-style-name="P8" draw:layer="layout" svg:width="0.365cm" svg:height="0.425cm" svg:x="16.631cm" svg:y="6.28cm">
          <draw:text-box>
            <text:p text:style-name="P5"><text:span text:style-name="T7">3</text:span></text:p>
          </draw:text-box>
        </draw:frame>
        <draw:frame draw:style-name="gr7" draw:text-style-name="P8" draw:layer="layout" svg:width="0.365cm" svg:height="0.425cm" svg:x="16.631cm" svg:y="6.24cm">
          <draw:text-box>
            <text:p text:style-name="P5"><text:span text:style-name="T7">3</text:span></text:p>
          </draw:text-box>
        </draw:frame>
        <draw:frame draw:style-name="gr7" draw:text-style-name="P8" draw:layer="layout" svg:width="0.701cm" svg:height="0.425cm" svg:x="16.651cm" svg:y="6.26cm">
          <draw:text-box>
            <text:p text:style-name="P5"><text:span text:style-name="T8">3</text:span><text:span text:style-name="T7">00</text:span></text:p>
          </draw:text-box>
        </draw:frame>
        <draw:frame draw:style-name="gr7" draw:text-style-name="P8" draw:layer="layout" svg:width="0.365cm" svg:height="0.425cm" svg:x="16.844cm" svg:y="6.28cm">
          <draw:text-box>
            <text:p text:style-name="P5"><text:span text:style-name="T7">0</text:span></text:p>
          </draw:text-box>
        </draw:frame>
        <draw:frame draw:style-name="gr7" draw:text-style-name="P8" draw:layer="layout" svg:width="0.365cm" svg:height="0.425cm" svg:x="16.844cm" svg:y="6.24cm">
          <draw:text-box>
            <text:p text:style-name="P5"><text:span text:style-name="T7">0</text:span></text:p>
          </draw:text-box>
        </draw:frame>
        <draw:frame draw:style-name="gr7" draw:text-style-name="P8" draw:layer="layout" svg:width="0.365cm" svg:height="0.425cm" svg:x="16.864cm" svg:y="6.28cm">
          <draw:text-box>
            <text:p text:style-name="P5"><text:span text:style-name="T7">0</text:span></text:p>
          </draw:text-box>
        </draw:frame>
        <draw:frame draw:style-name="gr7" draw:text-style-name="P8" draw:layer="layout" svg:width="0.365cm" svg:height="0.425cm" svg:x="16.864cm" svg:y="6.24cm">
          <draw:text-box>
            <text:p text:style-name="P5"><text:span text:style-name="T7">0</text:span></text:p>
          </draw:text-box>
        </draw:frame>
        <draw:frame draw:style-name="gr7" draw:text-style-name="P8" draw:layer="layout" svg:width="0.365cm" svg:height="0.425cm" svg:x="16.824cm" svg:y="6.28cm">
          <draw:text-box>
            <text:p text:style-name="P5"><text:span text:style-name="T7">0</text:span></text:p>
          </draw:text-box>
        </draw:frame>
        <draw:frame draw:style-name="gr7" draw:text-style-name="P8" draw:layer="layout" svg:width="0.365cm" svg:height="0.425cm" svg:x="16.824cm" svg:y="6.24cm">
          <draw:text-box>
            <text:p text:style-name="P5"><text:span text:style-name="T7">0</text:span></text:p>
          </draw:text-box>
        </draw:frame>
        <draw:frame draw:style-name="gr7" draw:text-style-name="P8" draw:layer="layout" svg:width="0.701cm" svg:height="0.425cm" svg:x="16.844cm" svg:y="6.26cm">
          <draw:text-box>
            <text:p text:style-name="P5"><text:span text:style-name="T8">0</text:span><text:span text:style-name="T7">66</text:span></text:p>
          </draw:text-box>
        </draw:frame>
        <draw:frame draw:style-name="gr7" draw:text-style-name="P8" draw:layer="layout" svg:width="0.365cm" svg:height="0.425cm" svg:x="17.037cm" svg:y="6.28cm">
          <draw:text-box>
            <text:p text:style-name="P5"><text:span text:style-name="T7">6</text:span></text:p>
          </draw:text-box>
        </draw:frame>
        <draw:frame draw:style-name="gr7" draw:text-style-name="P8" draw:layer="layout" svg:width="0.365cm" svg:height="0.425cm" svg:x="17.037cm" svg:y="6.24cm">
          <draw:text-box>
            <text:p text:style-name="P5"><text:span text:style-name="T7">6</text:span></text:p>
          </draw:text-box>
        </draw:frame>
        <draw:frame draw:style-name="gr7" draw:text-style-name="P8" draw:layer="layout" svg:width="0.365cm" svg:height="0.425cm" svg:x="17.057cm" svg:y="6.28cm">
          <draw:text-box>
            <text:p text:style-name="P5"><text:span text:style-name="T7">6</text:span></text:p>
          </draw:text-box>
        </draw:frame>
        <draw:frame draw:style-name="gr7" draw:text-style-name="P8" draw:layer="layout" svg:width="0.365cm" svg:height="0.425cm" svg:x="17.057cm" svg:y="6.24cm">
          <draw:text-box>
            <text:p text:style-name="P5"><text:span text:style-name="T7">6</text:span></text:p>
          </draw:text-box>
        </draw:frame>
        <draw:frame draw:style-name="gr7" draw:text-style-name="P8" draw:layer="layout" svg:width="0.365cm" svg:height="0.425cm" svg:x="17.017cm" svg:y="6.28cm">
          <draw:text-box>
            <text:p text:style-name="P5"><text:span text:style-name="T7">6</text:span></text:p>
          </draw:text-box>
        </draw:frame>
        <draw:frame draw:style-name="gr7" draw:text-style-name="P8" draw:layer="layout" svg:width="0.365cm" svg:height="0.425cm" svg:x="17.017cm" svg:y="6.24cm">
          <draw:text-box>
            <text:p text:style-name="P5"><text:span text:style-name="T7">6</text:span></text:p>
          </draw:text-box>
        </draw:frame>
        <draw:frame draw:style-name="gr7" draw:text-style-name="P8" draw:layer="layout" svg:width="0.365cm" svg:height="0.425cm" svg:x="17.037cm" svg:y="6.26cm">
          <draw:text-box>
            <text:p text:style-name="P5"><text:span text:style-name="T8">6</text:span></text:p>
          </draw:text-box>
        </draw:frame>
        <draw:frame draw:style-name="gr7" draw:text-style-name="P8" draw:layer="layout" svg:width="0.365cm" svg:height="0.425cm" svg:x="15.137cm" svg:y="5.831cm">
          <draw:text-box>
            <text:p text:style-name="P5"><text:span text:style-name="T9">rr</text:span></text:p>
          </draw:text-box>
        </draw:frame>
        <draw:frame draw:style-name="gr7" draw:text-style-name="P8" draw:layer="layout" svg:width="0.365cm" svg:height="0.425cm" svg:x="15.157cm" svg:y="5.851cm">
          <draw:text-box>
            <text:p text:style-name="P5"><text:span text:style-name="T9">r</text:span></text:p>
          </draw:text-box>
        </draw:frame>
        <draw:frame draw:style-name="gr7" draw:text-style-name="P8" draw:layer="layout" svg:width="0.365cm" svg:height="0.425cm" svg:x="15.157cm" svg:y="5.811cm">
          <draw:text-box>
            <text:p text:style-name="P5"><text:span text:style-name="T9">r</text:span></text:p>
          </draw:text-box>
        </draw:frame>
        <draw:frame draw:style-name="gr7" draw:text-style-name="P8" draw:layer="layout" svg:width="0.365cm" svg:height="0.425cm" svg:x="15.177cm" svg:y="5.851cm">
          <draw:text-box>
            <text:p text:style-name="P5"><text:span text:style-name="T9">r</text:span></text:p>
          </draw:text-box>
        </draw:frame>
        <draw:frame draw:style-name="gr7" draw:text-style-name="P8" draw:layer="layout" svg:width="0.365cm" svg:height="0.425cm" svg:x="15.177cm" svg:y="5.811cm">
          <draw:text-box>
            <text:p text:style-name="P5"><text:span text:style-name="T9">r</text:span></text:p>
          </draw:text-box>
        </draw:frame>
        <draw:frame draw:style-name="gr7" draw:text-style-name="P8" draw:layer="layout" svg:width="0.365cm" svg:height="0.425cm" svg:x="15.137cm" svg:y="5.851cm">
          <draw:text-box>
            <text:p text:style-name="P5"><text:span text:style-name="T9">r</text:span></text:p>
          </draw:text-box>
        </draw:frame>
        <draw:frame draw:style-name="gr7" draw:text-style-name="P8" draw:layer="layout" svg:width="0.365cm" svg:height="0.425cm" svg:x="15.137cm" svg:y="5.811cm">
          <draw:text-box>
            <text:p text:style-name="P5"><text:span text:style-name="T9">r</text:span></text:p>
          </draw:text-box>
        </draw:frame>
        <draw:frame draw:style-name="gr7" draw:text-style-name="P8" draw:layer="layout" svg:width="0.874cm" svg:height="0.425cm" svg:x="15.157cm" svg:y="5.831cm">
          <draw:text-box>
            <text:p text:style-name="P5"><text:span text:style-name="T10">r</text:span><text:span text:style-name="T7"> −−</text:span></text:p>
          </draw:text-box>
        </draw:frame>
        <draw:frame draw:style-name="gr7" draw:text-style-name="P8" draw:layer="layout" svg:width="0.365cm" svg:height="0.425cm" svg:x="15.372cm" svg:y="5.851cm">
          <draw:text-box>
            <text:p text:style-name="P5"><text:span text:style-name="T7">−</text:span></text:p>
          </draw:text-box>
        </draw:frame>
        <draw:frame draw:style-name="gr7" draw:text-style-name="P8" draw:layer="layout" svg:width="0.365cm" svg:height="0.425cm" svg:x="15.372cm" svg:y="5.811cm">
          <draw:text-box>
            <text:p text:style-name="P5"><text:span text:style-name="T7">−</text:span></text:p>
          </draw:text-box>
        </draw:frame>
        <draw:frame draw:style-name="gr7" draw:text-style-name="P8" draw:layer="layout" svg:width="0.365cm" svg:height="0.425cm" svg:x="15.393cm" svg:y="5.851cm">
          <draw:text-box>
            <text:p text:style-name="P5"><text:span text:style-name="T7">−</text:span></text:p>
          </draw:text-box>
        </draw:frame>
        <draw:frame draw:style-name="gr7" draw:text-style-name="P8" draw:layer="layout" svg:width="0.365cm" svg:height="0.425cm" svg:x="15.393cm" svg:y="5.811cm">
          <draw:text-box>
            <text:p text:style-name="P5"><text:span text:style-name="T7">−</text:span></text:p>
          </draw:text-box>
        </draw:frame>
        <draw:frame draw:style-name="gr7" draw:text-style-name="P8" draw:layer="layout" svg:width="0.365cm" svg:height="0.425cm" svg:x="15.352cm" svg:y="5.851cm">
          <draw:text-box>
            <text:p text:style-name="P5"><text:span text:style-name="T7">−</text:span></text:p>
          </draw:text-box>
        </draw:frame>
        <draw:frame draw:style-name="gr7" draw:text-style-name="P8" draw:layer="layout" svg:width="0.365cm" svg:height="0.425cm" svg:x="15.352cm" svg:y="5.811cm">
          <draw:text-box>
            <text:p text:style-name="P5"><text:span text:style-name="T7">−</text:span></text:p>
          </draw:text-box>
        </draw:frame>
        <draw:frame draw:style-name="gr7" draw:text-style-name="P8" draw:layer="layout" svg:width="0.887cm" svg:height="0.425cm" svg:x="15.372cm" svg:y="5.831cm">
          <draw:text-box>
            <text:p text:style-name="P5"><text:span text:style-name="T8">−</text:span><text:span text:style-name="T7"> </text:span><text:span text:style-name="T7">11</text:span></text:p>
          </draw:text-box>
        </draw:frame>
        <draw:frame draw:style-name="gr7" draw:text-style-name="P8" draw:layer="layout" svg:width="0.365cm" svg:height="0.425cm" svg:x="15.733cm" svg:y="5.851cm">
          <draw:text-box>
            <text:p text:style-name="P5"><text:span text:style-name="T7">1</text:span></text:p>
          </draw:text-box>
        </draw:frame>
        <draw:frame draw:style-name="gr7" draw:text-style-name="P8" draw:layer="layout" svg:width="0.365cm" svg:height="0.425cm" svg:x="15.733cm" svg:y="5.811cm">
          <draw:text-box>
            <text:p text:style-name="P5"><text:span text:style-name="T7">1</text:span></text:p>
          </draw:text-box>
        </draw:frame>
        <draw:frame draw:style-name="gr7" draw:text-style-name="P8" draw:layer="layout" svg:width="0.365cm" svg:height="0.425cm" svg:x="15.753cm" svg:y="5.851cm">
          <draw:text-box>
            <text:p text:style-name="P5"><text:span text:style-name="T7">1</text:span></text:p>
          </draw:text-box>
        </draw:frame>
        <draw:frame draw:style-name="gr7" draw:text-style-name="P8" draw:layer="layout" svg:width="0.365cm" svg:height="0.425cm" svg:x="15.753cm" svg:y="5.811cm">
          <draw:text-box>
            <text:p text:style-name="P5"><text:span text:style-name="T7">1</text:span></text:p>
          </draw:text-box>
        </draw:frame>
        <draw:frame draw:style-name="gr7" draw:text-style-name="P8" draw:layer="layout" svg:width="0.365cm" svg:height="0.425cm" svg:x="15.713cm" svg:y="5.851cm">
          <draw:text-box>
            <text:p text:style-name="P5"><text:span text:style-name="T7">1</text:span></text:p>
          </draw:text-box>
        </draw:frame>
        <draw:frame draw:style-name="gr7" draw:text-style-name="P8" draw:layer="layout" svg:width="0.365cm" svg:height="0.425cm" svg:x="15.713cm" svg:y="5.811cm">
          <draw:text-box>
            <text:p text:style-name="P5"><text:span text:style-name="T7">1</text:span></text:p>
          </draw:text-box>
        </draw:frame>
        <draw:frame draw:style-name="gr7" draw:text-style-name="P8" draw:layer="layout" svg:width="0.701cm" svg:height="0.425cm" svg:x="15.733cm" svg:y="5.831cm">
          <draw:text-box>
            <text:p text:style-name="P5"><text:span text:style-name="T8">1</text:span><text:span text:style-name="T7">88</text:span></text:p>
          </draw:text-box>
        </draw:frame>
        <draw:frame draw:style-name="gr7" draw:text-style-name="P8" draw:layer="layout" svg:width="0.365cm" svg:height="0.425cm" svg:x="15.926cm" svg:y="5.851cm">
          <draw:text-box>
            <text:p text:style-name="P5"><text:span text:style-name="T7">8</text:span></text:p>
          </draw:text-box>
        </draw:frame>
        <draw:frame draw:style-name="gr7" draw:text-style-name="P8" draw:layer="layout" svg:width="0.365cm" svg:height="0.425cm" svg:x="15.926cm" svg:y="5.811cm">
          <draw:text-box>
            <text:p text:style-name="P5"><text:span text:style-name="T7">8</text:span></text:p>
          </draw:text-box>
        </draw:frame>
        <draw:frame draw:style-name="gr7" draw:text-style-name="P8" draw:layer="layout" svg:width="0.365cm" svg:height="0.425cm" svg:x="15.946cm" svg:y="5.851cm">
          <draw:text-box>
            <text:p text:style-name="P5"><text:span text:style-name="T7">8</text:span></text:p>
          </draw:text-box>
        </draw:frame>
        <draw:frame draw:style-name="gr7" draw:text-style-name="P8" draw:layer="layout" svg:width="0.365cm" svg:height="0.425cm" svg:x="15.946cm" svg:y="5.811cm">
          <draw:text-box>
            <text:p text:style-name="P5"><text:span text:style-name="T7">8</text:span></text:p>
          </draw:text-box>
        </draw:frame>
        <draw:frame draw:style-name="gr7" draw:text-style-name="P8" draw:layer="layout" svg:width="0.365cm" svg:height="0.425cm" svg:x="15.906cm" svg:y="5.851cm">
          <draw:text-box>
            <text:p text:style-name="P5"><text:span text:style-name="T7">8</text:span></text:p>
          </draw:text-box>
        </draw:frame>
        <draw:frame draw:style-name="gr7" draw:text-style-name="P8" draw:layer="layout" svg:width="0.365cm" svg:height="0.425cm" svg:x="15.906cm" svg:y="5.811cm">
          <draw:text-box>
            <text:p text:style-name="P5"><text:span text:style-name="T7">8</text:span></text:p>
          </draw:text-box>
        </draw:frame>
        <draw:frame draw:style-name="gr7" draw:text-style-name="P8" draw:layer="layout" svg:width="0.701cm" svg:height="0.425cm" svg:x="15.926cm" svg:y="5.831cm">
          <draw:text-box>
            <text:p text:style-name="P5"><text:span text:style-name="T8">8</text:span><text:span text:style-name="T7">22</text:span></text:p>
          </draw:text-box>
        </draw:frame>
        <draw:frame draw:style-name="gr7" draw:text-style-name="P8" draw:layer="layout" svg:width="0.365cm" svg:height="0.425cm" svg:x="16.119cm" svg:y="5.851cm">
          <draw:text-box>
            <text:p text:style-name="P5"><text:span text:style-name="T7">2</text:span></text:p>
          </draw:text-box>
        </draw:frame>
        <draw:frame draw:style-name="gr7" draw:text-style-name="P8" draw:layer="layout" svg:width="0.365cm" svg:height="0.425cm" svg:x="16.119cm" svg:y="5.811cm">
          <draw:text-box>
            <text:p text:style-name="P5"><text:span text:style-name="T7">2</text:span></text:p>
          </draw:text-box>
        </draw:frame>
        <draw:frame draw:style-name="gr7" draw:text-style-name="P8" draw:layer="layout" svg:width="0.365cm" svg:height="0.425cm" svg:x="16.139cm" svg:y="5.851cm">
          <draw:text-box>
            <text:p text:style-name="P5"><text:span text:style-name="T7">2</text:span></text:p>
          </draw:text-box>
        </draw:frame>
        <draw:frame draw:style-name="gr7" draw:text-style-name="P8" draw:layer="layout" svg:width="0.365cm" svg:height="0.425cm" svg:x="16.139cm" svg:y="5.811cm">
          <draw:text-box>
            <text:p text:style-name="P5"><text:span text:style-name="T7">2</text:span></text:p>
          </draw:text-box>
        </draw:frame>
        <draw:frame draw:style-name="gr7" draw:text-style-name="P8" draw:layer="layout" svg:width="0.365cm" svg:height="0.425cm" svg:x="16.099cm" svg:y="5.851cm">
          <draw:text-box>
            <text:p text:style-name="P5"><text:span text:style-name="T7">2</text:span></text:p>
          </draw:text-box>
        </draw:frame>
        <draw:frame draw:style-name="gr7" draw:text-style-name="P8" draw:layer="layout" svg:width="0.365cm" svg:height="0.425cm" svg:x="16.099cm" svg:y="5.811cm">
          <draw:text-box>
            <text:p text:style-name="P5"><text:span text:style-name="T7">2</text:span></text:p>
          </draw:text-box>
        </draw:frame>
        <draw:frame draw:style-name="gr7" draw:text-style-name="P8" draw:layer="layout" svg:width="0.464cm" svg:height="0.425cm" svg:x="16.119cm" svg:y="5.831cm">
          <draw:text-box>
            <text:p text:style-name="P5"><text:span text:style-name="T8">2</text:span><text:span text:style-name="T7">..</text:span></text:p>
          </draw:text-box>
        </draw:frame>
        <draw:frame draw:style-name="gr7" draw:text-style-name="P8" draw:layer="layout" svg:width="0.365cm" svg:height="0.425cm" svg:x="16.312cm" svg:y="5.851cm">
          <draw:text-box>
            <text:p text:style-name="P5"><text:span text:style-name="T7">.</text:span></text:p>
          </draw:text-box>
        </draw:frame>
        <draw:frame draw:style-name="gr7" draw:text-style-name="P8" draw:layer="layout" svg:width="0.365cm" svg:height="0.425cm" svg:x="16.312cm" svg:y="5.811cm">
          <draw:text-box>
            <text:p text:style-name="P5"><text:span text:style-name="T7">.</text:span></text:p>
          </draw:text-box>
        </draw:frame>
        <draw:frame draw:style-name="gr7" draw:text-style-name="P8" draw:layer="layout" svg:width="0.365cm" svg:height="0.425cm" svg:x="16.332cm" svg:y="5.851cm">
          <draw:text-box>
            <text:p text:style-name="P5"><text:span text:style-name="T7">.</text:span></text:p>
          </draw:text-box>
        </draw:frame>
        <draw:frame draw:style-name="gr7" draw:text-style-name="P8" draw:layer="layout" svg:width="0.365cm" svg:height="0.425cm" svg:x="16.332cm" svg:y="5.811cm">
          <draw:text-box>
            <text:p text:style-name="P5"><text:span text:style-name="T7">.</text:span></text:p>
          </draw:text-box>
        </draw:frame>
        <draw:frame draw:style-name="gr7" draw:text-style-name="P8" draw:layer="layout" svg:width="0.365cm" svg:height="0.425cm" svg:x="16.292cm" svg:y="5.851cm">
          <draw:text-box>
            <text:p text:style-name="P5"><text:span text:style-name="T7">.</text:span></text:p>
          </draw:text-box>
        </draw:frame>
        <draw:frame draw:style-name="gr7" draw:text-style-name="P8" draw:layer="layout" svg:width="0.365cm" svg:height="0.425cm" svg:x="16.292cm" svg:y="5.811cm">
          <draw:text-box>
            <text:p text:style-name="P5"><text:span text:style-name="T7">.</text:span></text:p>
          </draw:text-box>
        </draw:frame>
        <draw:frame draw:style-name="gr7" draw:text-style-name="P8" draw:layer="layout" svg:width="0.582cm" svg:height="0.425cm" svg:x="16.312cm" svg:y="5.831cm">
          <draw:text-box>
            <text:p text:style-name="P5"><text:span text:style-name="T8">.</text:span><text:span text:style-name="T7">33</text:span></text:p>
          </draw:text-box>
        </draw:frame>
        <draw:frame draw:style-name="gr7" draw:text-style-name="P8" draw:layer="layout" svg:width="0.365cm" svg:height="0.425cm" svg:x="16.41cm" svg:y="5.851cm">
          <draw:text-box>
            <text:p text:style-name="P5"><text:span text:style-name="T7">3</text:span></text:p>
          </draw:text-box>
        </draw:frame>
        <draw:frame draw:style-name="gr7" draw:text-style-name="P8" draw:layer="layout" svg:width="0.365cm" svg:height="0.425cm" svg:x="16.41cm" svg:y="5.811cm">
          <draw:text-box>
            <text:p text:style-name="P5"><text:span text:style-name="T7">3</text:span></text:p>
          </draw:text-box>
        </draw:frame>
        <draw:frame draw:style-name="gr7" draw:text-style-name="P8" draw:layer="layout" svg:width="0.365cm" svg:height="0.425cm" svg:x="16.43cm" svg:y="5.851cm">
          <draw:text-box>
            <text:p text:style-name="P5"><text:span text:style-name="T7">3</text:span></text:p>
          </draw:text-box>
        </draw:frame>
        <draw:frame draw:style-name="gr7" draw:text-style-name="P8" draw:layer="layout" svg:width="0.365cm" svg:height="0.425cm" svg:x="16.43cm" svg:y="5.811cm">
          <draw:text-box>
            <text:p text:style-name="P5"><text:span text:style-name="T7">3</text:span></text:p>
          </draw:text-box>
        </draw:frame>
        <draw:frame draw:style-name="gr7" draw:text-style-name="P8" draw:layer="layout" svg:width="0.365cm" svg:height="0.425cm" svg:x="16.39cm" svg:y="5.851cm">
          <draw:text-box>
            <text:p text:style-name="P5"><text:span text:style-name="T7">3</text:span></text:p>
          </draw:text-box>
        </draw:frame>
        <draw:frame draw:style-name="gr7" draw:text-style-name="P8" draw:layer="layout" svg:width="0.365cm" svg:height="0.425cm" svg:x="16.39cm" svg:y="5.811cm">
          <draw:text-box>
            <text:p text:style-name="P5"><text:span text:style-name="T7">3</text:span></text:p>
          </draw:text-box>
        </draw:frame>
        <draw:frame draw:style-name="gr7" draw:text-style-name="P8" draw:layer="layout" svg:width="0.701cm" svg:height="0.425cm" svg:x="16.41cm" svg:y="5.831cm">
          <draw:text-box>
            <text:p text:style-name="P5"><text:span text:style-name="T8">3</text:span><text:span text:style-name="T7">99</text:span></text:p>
          </draw:text-box>
        </draw:frame>
        <draw:frame draw:style-name="gr7" draw:text-style-name="P8" draw:layer="layout" svg:width="0.365cm" svg:height="0.425cm" svg:x="16.603cm" svg:y="5.851cm">
          <draw:text-box>
            <text:p text:style-name="P5"><text:span text:style-name="T7">9</text:span></text:p>
          </draw:text-box>
        </draw:frame>
        <draw:frame draw:style-name="gr7" draw:text-style-name="P8" draw:layer="layout" svg:width="0.365cm" svg:height="0.425cm" svg:x="16.603cm" svg:y="5.811cm">
          <draw:text-box>
            <text:p text:style-name="P5"><text:span text:style-name="T7">9</text:span></text:p>
          </draw:text-box>
        </draw:frame>
        <draw:frame draw:style-name="gr7" draw:text-style-name="P8" draw:layer="layout" svg:width="0.365cm" svg:height="0.425cm" svg:x="16.623cm" svg:y="5.851cm">
          <draw:text-box>
            <text:p text:style-name="P5"><text:span text:style-name="T7">9</text:span></text:p>
          </draw:text-box>
        </draw:frame>
        <draw:frame draw:style-name="gr7" draw:text-style-name="P8" draw:layer="layout" svg:width="0.365cm" svg:height="0.425cm" svg:x="16.623cm" svg:y="5.811cm">
          <draw:text-box>
            <text:p text:style-name="P5"><text:span text:style-name="T7">9</text:span></text:p>
          </draw:text-box>
        </draw:frame>
        <draw:frame draw:style-name="gr7" draw:text-style-name="P8" draw:layer="layout" svg:width="0.365cm" svg:height="0.425cm" svg:x="16.583cm" svg:y="5.851cm">
          <draw:text-box>
            <text:p text:style-name="P5"><text:span text:style-name="T7">9</text:span></text:p>
          </draw:text-box>
        </draw:frame>
        <draw:frame draw:style-name="gr7" draw:text-style-name="P8" draw:layer="layout" svg:width="0.365cm" svg:height="0.425cm" svg:x="16.583cm" svg:y="5.811cm">
          <draw:text-box>
            <text:p text:style-name="P5"><text:span text:style-name="T7">9</text:span></text:p>
          </draw:text-box>
        </draw:frame>
        <draw:frame draw:style-name="gr7" draw:text-style-name="P8" draw:layer="layout" svg:width="0.701cm" svg:height="0.425cm" svg:x="16.603cm" svg:y="5.831cm">
          <draw:text-box>
            <text:p text:style-name="P5"><text:span text:style-name="T8">9</text:span><text:span text:style-name="T7">99</text:span></text:p>
          </draw:text-box>
        </draw:frame>
        <draw:frame draw:style-name="gr7" draw:text-style-name="P8" draw:layer="layout" svg:width="0.365cm" svg:height="0.425cm" svg:x="16.796cm" svg:y="5.851cm">
          <draw:text-box>
            <text:p text:style-name="P5"><text:span text:style-name="T7">9</text:span></text:p>
          </draw:text-box>
        </draw:frame>
        <draw:frame draw:style-name="gr7" draw:text-style-name="P8" draw:layer="layout" svg:width="0.365cm" svg:height="0.425cm" svg:x="16.796cm" svg:y="5.811cm">
          <draw:text-box>
            <text:p text:style-name="P5"><text:span text:style-name="T7">9</text:span></text:p>
          </draw:text-box>
        </draw:frame>
        <draw:frame draw:style-name="gr7" draw:text-style-name="P8" draw:layer="layout" svg:width="0.365cm" svg:height="0.425cm" svg:x="16.816cm" svg:y="5.851cm">
          <draw:text-box>
            <text:p text:style-name="P5"><text:span text:style-name="T7">9</text:span></text:p>
          </draw:text-box>
        </draw:frame>
        <draw:frame draw:style-name="gr7" draw:text-style-name="P8" draw:layer="layout" svg:width="0.365cm" svg:height="0.425cm" svg:x="16.816cm" svg:y="5.811cm">
          <draw:text-box>
            <text:p text:style-name="P5"><text:span text:style-name="T7">9</text:span></text:p>
          </draw:text-box>
        </draw:frame>
        <draw:frame draw:style-name="gr7" draw:text-style-name="P8" draw:layer="layout" svg:width="0.365cm" svg:height="0.425cm" svg:x="16.776cm" svg:y="5.851cm">
          <draw:text-box>
            <text:p text:style-name="P5"><text:span text:style-name="T7">9</text:span></text:p>
          </draw:text-box>
        </draw:frame>
        <draw:frame draw:style-name="gr7" draw:text-style-name="P8" draw:layer="layout" svg:width="0.365cm" svg:height="0.425cm" svg:x="16.776cm" svg:y="5.811cm">
          <draw:text-box>
            <text:p text:style-name="P5"><text:span text:style-name="T7">9</text:span></text:p>
          </draw:text-box>
        </draw:frame>
        <draw:frame draw:style-name="gr7" draw:text-style-name="P8" draw:layer="layout" svg:width="0.701cm" svg:height="0.425cm" svg:x="16.796cm" svg:y="5.831cm">
          <draw:text-box>
            <text:p text:style-name="P5"><text:span text:style-name="T8">9</text:span><text:span text:style-name="T7">99</text:span></text:p>
          </draw:text-box>
        </draw:frame>
        <draw:frame draw:style-name="gr7" draw:text-style-name="P8" draw:layer="layout" svg:width="0.365cm" svg:height="0.425cm" svg:x="16.989cm" svg:y="5.851cm">
          <draw:text-box>
            <text:p text:style-name="P5"><text:span text:style-name="T7">9</text:span></text:p>
          </draw:text-box>
        </draw:frame>
        <draw:frame draw:style-name="gr7" draw:text-style-name="P8" draw:layer="layout" svg:width="0.365cm" svg:height="0.425cm" svg:x="16.989cm" svg:y="5.811cm">
          <draw:text-box>
            <text:p text:style-name="P5"><text:span text:style-name="T7">9</text:span></text:p>
          </draw:text-box>
        </draw:frame>
        <draw:frame draw:style-name="gr7" draw:text-style-name="P8" draw:layer="layout" svg:width="0.365cm" svg:height="0.425cm" svg:x="17.009cm" svg:y="5.851cm">
          <draw:text-box>
            <text:p text:style-name="P5"><text:span text:style-name="T7">9</text:span></text:p>
          </draw:text-box>
        </draw:frame>
        <draw:frame draw:style-name="gr7" draw:text-style-name="P8" draw:layer="layout" svg:width="0.365cm" svg:height="0.425cm" svg:x="17.009cm" svg:y="5.811cm">
          <draw:text-box>
            <text:p text:style-name="P5"><text:span text:style-name="T7">9</text:span></text:p>
          </draw:text-box>
        </draw:frame>
        <draw:frame draw:style-name="gr7" draw:text-style-name="P8" draw:layer="layout" svg:width="0.365cm" svg:height="0.425cm" svg:x="16.969cm" svg:y="5.851cm">
          <draw:text-box>
            <text:p text:style-name="P5"><text:span text:style-name="T7">9</text:span></text:p>
          </draw:text-box>
        </draw:frame>
        <draw:frame draw:style-name="gr7" draw:text-style-name="P8" draw:layer="layout" svg:width="0.365cm" svg:height="0.425cm" svg:x="16.969cm" svg:y="5.811cm">
          <draw:text-box>
            <text:p text:style-name="P5"><text:span text:style-name="T7">9</text:span></text:p>
          </draw:text-box>
        </draw:frame>
        <draw:frame draw:style-name="gr7" draw:text-style-name="P8" draw:layer="layout" svg:width="0.701cm" svg:height="0.425cm" svg:x="16.989cm" svg:y="5.831cm">
          <draw:text-box>
            <text:p text:style-name="P5"><text:span text:style-name="T8">9</text:span><text:span text:style-name="T7">11</text:span></text:p>
          </draw:text-box>
        </draw:frame>
        <draw:frame draw:style-name="gr7" draw:text-style-name="P8" draw:layer="layout" svg:width="0.365cm" svg:height="0.425cm" svg:x="17.182cm" svg:y="5.851cm">
          <draw:text-box>
            <text:p text:style-name="P5"><text:span text:style-name="T7">1</text:span></text:p>
          </draw:text-box>
        </draw:frame>
        <draw:frame draw:style-name="gr7" draw:text-style-name="P8" draw:layer="layout" svg:width="0.365cm" svg:height="0.425cm" svg:x="17.182cm" svg:y="5.811cm">
          <draw:text-box>
            <text:p text:style-name="P5"><text:span text:style-name="T7">1</text:span></text:p>
          </draw:text-box>
        </draw:frame>
        <draw:frame draw:style-name="gr7" draw:text-style-name="P8" draw:layer="layout" svg:width="0.365cm" svg:height="0.425cm" svg:x="17.202cm" svg:y="5.851cm">
          <draw:text-box>
            <text:p text:style-name="P5"><text:span text:style-name="T7">1</text:span></text:p>
          </draw:text-box>
        </draw:frame>
        <draw:frame draw:style-name="gr7" draw:text-style-name="P8" draw:layer="layout" svg:width="0.365cm" svg:height="0.425cm" svg:x="17.202cm" svg:y="5.811cm">
          <draw:text-box>
            <text:p text:style-name="P5"><text:span text:style-name="T7">1</text:span></text:p>
          </draw:text-box>
        </draw:frame>
        <draw:frame draw:style-name="gr7" draw:text-style-name="P8" draw:layer="layout" svg:width="0.365cm" svg:height="0.425cm" svg:x="17.161cm" svg:y="5.851cm">
          <draw:text-box>
            <text:p text:style-name="P5"><text:span text:style-name="T7">1</text:span></text:p>
          </draw:text-box>
        </draw:frame>
        <draw:frame draw:style-name="gr7" draw:text-style-name="P8" draw:layer="layout" svg:width="0.365cm" svg:height="0.425cm" svg:x="17.161cm" svg:y="5.811cm">
          <draw:text-box>
            <text:p text:style-name="P5"><text:span text:style-name="T7">1</text:span></text:p>
          </draw:text-box>
        </draw:frame>
        <draw:path draw:style-name="gr6" draw:text-style-name="P7" draw:layer="layout" svg:width="0.118cm" svg:height="0.881cm" svg:x="14.871cm" svg:y="5.842cm" svg:viewBox="0 0 119 882" svg:d="M119 0c-47 75-79 249-79 441s32 366 79 441h-21c-60-75-98-249-98-441s38-366 98-441z">
          <text:p/>
        </draw:path>
        <draw:path draw:style-name="gr6" draw:text-style-name="P7" draw:layer="layout" svg:width="0.118cm" svg:height="0.881cm" svg:x="17.512cm" svg:y="5.842cm" svg:viewBox="0 0 119 882" svg:d="M0 0c48 75 79 249 79 441s-31 366-79 441h22c58-75 97-249 97-441s-39-366-97-441z">
          <text:p/>
        </draw:path>
        <draw:frame draw:style-name="gr7" draw:text-style-name="P8" draw:layer="layout" svg:width="0.365cm" svg:height="0.425cm" svg:x="17.182cm" svg:y="5.831cm">
          <draw:text-box>
            <text:p text:style-name="P5"><text:span text:style-name="T8">1</text:span></text:p>
          </draw:text-box>
        </draw:frame>
        <draw:frame draw:style-name="gr8" draw:text-style-name="P9" draw:layer="layout" svg:width="8.452cm" svg:height="0.412cm" svg:x="0.635cm" svg:y="0.66cm">
          <draw:text-box>
            <text:p text:style-name="P5"><text:span text:style-name="T11">Gaussian_Beam_First_Measurement_02302020</text:span></text:p>
          </draw:text-box>
        </draw:frame>
        <draw:frame draw:style-name="gr8" draw:text-style-name="P9" draw:layer="layout" svg:width="8.621cm" svg:height="0.412cm" svg:x="12.327cm" svg:y="0.66cm">
          <draw:text-box>
            <text:p text:style-name="P5"><text:span text:style-name="T11">https://www.desmos.com/calculator/qm4jznrknd</text:span></text:p>
          </draw:text-box>
        </draw:frame>
        <draw:frame draw:style-name="gr8" draw:text-style-name="P9" draw:layer="layout" svg:width="1.014cm" svg:height="0.412cm" svg:x="0.635cm" svg:y="26.085cm">
          <draw:text-box>
            <text:p text:style-name="P5"><text:span text:style-name="T11">1 of 2</text:span></text:p>
          </draw:text-box>
        </draw:frame>
        <draw:frame draw:style-name="gr8" draw:text-style-name="P9" draw:layer="layout" svg:width="2.855cm" svg:height="0.412cm" svg:x="18.092cm" svg:y="26.085cm">
          <draw:text-box>
            <text:p text:style-name="P5"><text:span text:style-name="T11">2/9/20, 6:51 PM</text:span></text:p>
          </draw:text-box>
        </draw:frame>
      </draw:page>
      <draw:page draw:name="page2" draw:style-name="dp1" draw:master-page-name="master-page3">
        <draw:polygon draw:style-name="gr2" draw:text-style-name="P2" draw:layer="layout" svg:width="17.779cm" svg:height="23.343cm" svg:x="1.905cm" svg:y="1.905cm" svg:viewBox="0 0 17780 23344" draw:points="0,0 17780,0 17780,23344 0,23344">
          <text:p/>
        </draw:polygon>
        <draw:polygon draw:style-name="gr2" draw:text-style-name="P2" draw:layer="layout" svg:width="8.433cm" svg:height="22.927cm" svg:x="1.905cm" svg:y="1.905cm" svg:viewBox="0 0 8434 22928" draw:points="0,0 8434,0 8434,22928 0,22928">
          <text:p/>
        </draw:polygon>
        <draw:polygon draw:style-name="gr2" draw:text-style-name="P2" draw:layer="layout" svg:width="0.763cm" svg:height="0.02cm" svg:x="1.905cm" svg:y="1.905cm" svg:viewBox="0 0 764 21" draw:points="0,0 764,0 764,21 0,21">
          <text:p/>
        </draw:polygon>
        <draw:polygon draw:style-name="gr3" draw:text-style-name="P3" draw:layer="layout" svg:width="8.433cm" svg:height="0.027cm" svg:x="1.905cm" svg:y="2.186cm" svg:viewBox="0 0 8434 28" draw:points="0,0 8434,0 8434,28 0,28">
          <text:p/>
        </draw:polygon>
        <draw:polygon draw:style-name="gr9" draw:text-style-name="P10" draw:layer="layout" svg:width="5.09cm" svg:height="0.026cm" svg:x="3.271cm" svg:y="8.072cm" svg:viewBox="0 0 5091 27" draw:points="0,0 5091,0 5091,27 0,27">
          <text:p/>
        </draw:polygon>
        <draw:line draw:style-name="gr10" draw:text-style-name="P1" draw:layer="layout" svg:x1="5.333cm" svg:y1="8.883cm" svg:x2="6.298cm" svg:y2="8.883cm">
          <text:p/>
        </draw:line>
        <draw:frame draw:style-name="gr11" draw:text-style-name="P11" draw:layer="layout" svg:width="1.958cm" svg:height="0.331cm" svg:x="4.959cm" svg:y="8.265cm">
          <draw:text-box>
            <text:p text:style-name="P5"><text:span text:style-name="T12">32 more rows</text:span></text:p>
          </draw:text-box>
        </draw:frame>
        <draw:frame draw:style-name="gr12" draw:text-style-name="P12" draw:layer="layout" svg:width="1.069cm" svg:height="0.297cm" svg:x="5.335cm" svg:y="8.613cm">
          <draw:text-box>
            <text:p text:style-name="P5"><text:span text:style-name="T13">Show all</text:span></text:p>
          </draw:text-box>
        </draw:frame>
        <draw:frame draw:style-name="gr13" draw:text-style-name="P13" draw:layer="layout" svg:width="0.345cm" svg:height="0.403cm" svg:x="3.702cm" svg:y="2.661cm">
          <draw:text-box>
            <text:p text:style-name="P5"><text:span text:style-name="T14">x</text:span></text:p>
          </draw:text-box>
        </draw:frame>
        <draw:polygon draw:style-name="gr2" draw:text-style-name="P2" draw:layer="layout" svg:width="0.281cm" svg:height="0.583cm" svg:x="3.906cm" svg:y="2.661cm" svg:viewBox="0 0 282 584" draw:points="0,0 282,0 282,584 0,584">
          <text:p/>
        </draw:polygon>
        <draw:polygon draw:style-name="gr4" draw:text-style-name="P4" draw:layer="layout" svg:width="0.026cm" svg:height="0.783cm" svg:x="4.578cm" svg:y="2.521cm" svg:viewBox="0 0 27 784" draw:points="0,0 27,0 27,784 0,784">
          <text:p/>
        </draw:polygon>
        <draw:path draw:style-name="gr2" draw:text-style-name="P2" draw:layer="layout" svg:width="0.582cm" svg:height="0.583cm" svg:x="4.705cm" svg:y="2.621cm" svg:viewBox="0 0 583 584" svg:d="M292 0c161 0 291 131 291 291 0 161-130 293-291 293-162 0-292-132-292-293 0-160 130-291 292-291z">
          <text:p/>
        </draw:path>
        <draw:frame draw:style-name="gr1" draw:text-style-name="P1" draw:layer="layout" svg:width="0.599cm" svg:height="0.599cm" svg:x="4.692cm" svg:y="2.611cm">
          <draw:image xlink:href="Pictures/1000020100000011000000119FD07F12021668E8.png" xlink:type="simple" xlink:show="embed" xlink:actuate="onLoad">
            <text:p/>
          </draw:image>
        </draw:frame>
        <draw:frame draw:style-name="gr14" draw:text-style-name="P14" draw:layer="layout" svg:width="0.248cm" svg:height="0.293cm" svg:x="3.857cm" svg:y="2.862cm">
          <draw:text-box>
            <text:p text:style-name="P5"><text:span text:style-name="T15">9</text:span></text:p>
          </draw:text-box>
        </draw:frame>
        <draw:frame draw:style-name="gr15" draw:text-style-name="P15" draw:layer="layout" svg:width="0.477cm" svg:height="0.56cm" svg:x="4.758cm" svg:y="2.67cm">
          <draw:text-box>
            <text:p text:style-name="P5"><text:span text:style-name="T16"></text:span></text:p>
          </draw:text-box>
        </draw:frame>
        <draw:frame draw:style-name="gr13" draw:text-style-name="P13" draw:layer="layout" svg:width="0.345cm" svg:height="0.403cm" svg:x="5.748cm" svg:y="2.661cm">
          <draw:text-box>
            <text:p text:style-name="P5"><text:span text:style-name="T14">y</text:span></text:p>
          </draw:text-box>
        </draw:frame>
        <draw:polygon draw:style-name="gr2" draw:text-style-name="P2" draw:layer="layout" svg:width="0.281cm" svg:height="0.583cm" svg:x="5.952cm" svg:y="2.661cm" svg:viewBox="0 0 282 584" draw:points="0,0 282,0 282,584 0,584">
          <text:p/>
        </draw:polygon>
        <draw:polygon draw:style-name="gr9" draw:text-style-name="P10" draw:layer="layout" svg:width="0.027cm" svg:height="0.783cm" svg:x="6.834cm" svg:y="2.521cm" svg:viewBox="0 0 28 784" draw:points="0,0 28,0 28,784 0,784">
          <text:p/>
        </draw:polygon>
        <draw:polygon draw:style-name="gr2" draw:text-style-name="P2" draw:layer="layout" svg:width="0.281cm" svg:height="0.583cm" svg:x="7.778cm" svg:y="2.661cm" svg:viewBox="0 0 282 584" draw:points="0,0 282,0 282,584 0,584">
          <text:p/>
        </draw:polygon>
        <draw:polygon draw:style-name="gr4" draw:text-style-name="P4" draw:layer="layout" svg:width="1.307cm" svg:height="0.027cm" svg:x="3.271cm" svg:y="3.304cm" svg:viewBox="0 0 1308 28" draw:points="0,0 1308,0 1308,28 0,28">
          <text:p/>
        </draw:polygon>
        <draw:frame draw:style-name="gr14" draw:text-style-name="P14" draw:layer="layout" svg:width="0.248cm" svg:height="0.293cm" svg:x="5.904cm" svg:y="2.862cm">
          <draw:text-box>
            <text:p text:style-name="P5"><text:span text:style-name="T15">9</text:span></text:p>
          </draw:text-box>
        </draw:frame>
        <draw:polygon draw:style-name="gr2" draw:text-style-name="P2" draw:layer="layout" svg:width="0.281cm" svg:height="0.373cm" svg:x="3.941cm" svg:y="3.472cm" svg:viewBox="0 0 282 374" draw:points="0,0 282,0 282,374 0,374">
          <text:p/>
        </draw:polygon>
        <draw:polygon draw:style-name="gr4" draw:text-style-name="P4" draw:layer="layout" svg:width="2.256cm" svg:height="0.027cm" svg:x="4.578cm" svg:y="3.304cm" svg:viewBox="0 0 2257 28" draw:points="0,0 2257,0 2257,28 0,28">
          <text:p/>
        </draw:polygon>
        <draw:polygon draw:style-name="gr4" draw:text-style-name="P4" draw:layer="layout" svg:width="0.026cm" svg:height="0.681cm" svg:x="4.578cm" svg:y="3.304cm" svg:viewBox="0 0 27 682" draw:points="0,0 27,0 27,682 0,682">
          <text:p/>
        </draw:polygon>
        <draw:frame draw:style-name="gr16" draw:text-style-name="P16" draw:layer="layout" svg:width="0.292cm" svg:height="0.34cm" svg:x="3.87cm" svg:y="3.467cm">
          <draw:text-box>
            <text:p text:style-name="P5"><text:span text:style-name="T17">0</text:span></text:p>
          </draw:text-box>
        </draw:frame>
        <draw:polygon draw:style-name="gr2" draw:text-style-name="P2" draw:layer="layout" svg:width="0.281cm" svg:height="0.373cm" svg:x="6.084cm" svg:y="3.472cm" svg:viewBox="0 0 282 374" draw:points="0,0 282,0 282,374 0,374">
          <text:p/>
        </draw:polygon>
        <draw:polygon draw:style-name="gr4" draw:text-style-name="P4" draw:layer="layout" svg:width="1.527cm" svg:height="0.027cm" svg:x="6.834cm" svg:y="3.304cm" svg:viewBox="0 0 1528 28" draw:points="0,0 1528,0 1528,28 0,28">
          <text:p/>
        </draw:polygon>
        <draw:polygon draw:style-name="gr9" draw:text-style-name="P10" draw:layer="layout" svg:width="0.027cm" svg:height="0.681cm" svg:x="6.834cm" svg:y="3.304cm" svg:viewBox="0 0 28 682" draw:points="0,0 28,0 28,682 0,682">
          <text:p/>
        </draw:polygon>
        <draw:polygon draw:style-name="gr9" draw:text-style-name="P10" draw:layer="layout" svg:width="1.307cm" svg:height="0.027cm" svg:x="3.271cm" svg:y="3.985cm" svg:viewBox="0 0 1308 28" draw:points="0,0 1308,0 1308,28 0,28">
          <text:p/>
        </draw:polygon>
        <draw:frame draw:style-name="gr16" draw:text-style-name="P16" draw:layer="layout" svg:width="1.026cm" svg:height="0.34cm" svg:x="5.317cm" svg:y="3.467cm">
          <draw:text-box>
            <text:p text:style-name="P5"><text:span text:style-name="T17">2.9628</text:span></text:p>
          </draw:text-box>
        </draw:frame>
        <draw:polygon draw:style-name="gr2" draw:text-style-name="P2" draw:layer="layout" svg:width="0.281cm" svg:height="0.373cm" svg:x="4.018cm" svg:y="4.153cm" svg:viewBox="0 0 282 374" draw:points="0,0 282,0 282,374 0,374">
          <text:p/>
        </draw:polygon>
        <draw:polygon draw:style-name="gr9" draw:text-style-name="P10" draw:layer="layout" svg:width="2.256cm" svg:height="0.027cm" svg:x="4.578cm" svg:y="3.985cm" svg:viewBox="0 0 2257 28" draw:points="0,0 2257,0 2257,28 0,28">
          <text:p/>
        </draw:polygon>
        <draw:polygon draw:style-name="gr4" draw:text-style-name="P4" draw:layer="layout" svg:width="0.026cm" svg:height="0.681cm" svg:x="4.578cm" svg:y="3.985cm" svg:viewBox="0 0 27 682" draw:points="0,0 27,0 27,682 0,682">
          <text:p/>
        </draw:polygon>
        <draw:frame draw:style-name="gr16" draw:text-style-name="P16" draw:layer="layout" svg:width="0.375cm" svg:height="0.34cm" svg:x="3.793cm" svg:y="4.148cm">
          <draw:text-box>
            <text:p text:style-name="P5"><text:span text:style-name="T17">10</text:span></text:p>
          </draw:text-box>
        </draw:frame>
        <draw:polygon draw:style-name="gr2" draw:text-style-name="P2" draw:layer="layout" svg:width="0.281cm" svg:height="0.373cm" svg:x="6.084cm" svg:y="4.153cm" svg:viewBox="0 0 282 374" draw:points="0,0 282,0 282,374 0,374">
          <text:p/>
        </draw:polygon>
        <draw:polygon draw:style-name="gr9" draw:text-style-name="P10" draw:layer="layout" svg:width="1.527cm" svg:height="0.027cm" svg:x="6.834cm" svg:y="3.985cm" svg:viewBox="0 0 1528 28" draw:points="0,0 1528,0 1528,28 0,28">
          <text:p/>
        </draw:polygon>
        <draw:polygon draw:style-name="gr9" draw:text-style-name="P10" draw:layer="layout" svg:width="0.027cm" svg:height="0.681cm" svg:x="6.834cm" svg:y="3.985cm" svg:viewBox="0 0 28 682" draw:points="0,0 28,0 28,682 0,682">
          <text:p/>
        </draw:polygon>
        <draw:polygon draw:style-name="gr9" draw:text-style-name="P10" draw:layer="layout" svg:width="1.307cm" svg:height="0.028cm" svg:x="3.271cm" svg:y="4.666cm" svg:viewBox="0 0 1308 29" draw:points="0,0 1308,0 1308,29 0,29">
          <text:p/>
        </draw:polygon>
        <draw:frame draw:style-name="gr16" draw:text-style-name="P16" draw:layer="layout" svg:width="1.026cm" svg:height="0.34cm" svg:x="5.317cm" svg:y="4.148cm">
          <draw:text-box>
            <text:p text:style-name="P5"><text:span text:style-name="T17">2.9656</text:span></text:p>
          </draw:text-box>
        </draw:frame>
        <draw:polygon draw:style-name="gr2" draw:text-style-name="P2" draw:layer="layout" svg:width="0.281cm" svg:height="0.373cm" svg:x="4.018cm" svg:y="4.834cm" svg:viewBox="0 0 282 374" draw:points="0,0 282,0 282,374 0,374">
          <text:p/>
        </draw:polygon>
        <draw:polygon draw:style-name="gr9" draw:text-style-name="P10" draw:layer="layout" svg:width="2.256cm" svg:height="0.028cm" svg:x="4.578cm" svg:y="4.666cm" svg:viewBox="0 0 2257 29" draw:points="0,0 2257,0 2257,29 0,29">
          <text:p/>
        </draw:polygon>
        <draw:polygon draw:style-name="gr4" draw:text-style-name="P4" draw:layer="layout" svg:width="0.026cm" svg:height="0.681cm" svg:x="4.578cm" svg:y="4.666cm" svg:viewBox="0 0 27 682" draw:points="0,0 27,0 27,682 0,682">
          <text:p/>
        </draw:polygon>
        <draw:frame draw:style-name="gr16" draw:text-style-name="P16" draw:layer="layout" svg:width="0.375cm" svg:height="0.34cm" svg:x="3.793cm" svg:y="4.83cm">
          <draw:text-box>
            <text:p text:style-name="P5"><text:span text:style-name="T17">20</text:span></text:p>
          </draw:text-box>
        </draw:frame>
        <draw:polygon draw:style-name="gr2" draw:text-style-name="P2" draw:layer="layout" svg:width="0.281cm" svg:height="0.373cm" svg:x="6.007cm" svg:y="4.834cm" svg:viewBox="0 0 282 374" draw:points="0,0 282,0 282,374 0,374">
          <text:p/>
        </draw:polygon>
        <draw:polygon draw:style-name="gr9" draw:text-style-name="P10" draw:layer="layout" svg:width="1.527cm" svg:height="0.028cm" svg:x="6.834cm" svg:y="4.666cm" svg:viewBox="0 0 1528 29" draw:points="0,0 1528,0 1528,29 0,29">
          <text:p/>
        </draw:polygon>
        <draw:polygon draw:style-name="gr9" draw:text-style-name="P10" draw:layer="layout" svg:width="0.027cm" svg:height="0.681cm" svg:x="6.834cm" svg:y="4.666cm" svg:viewBox="0 0 28 682" draw:points="0,0 28,0 28,682 0,682">
          <text:p/>
        </draw:polygon>
        <draw:polygon draw:style-name="gr9" draw:text-style-name="P10" draw:layer="layout" svg:width="1.307cm" svg:height="0.027cm" svg:x="3.271cm" svg:y="5.347cm" svg:viewBox="0 0 1308 28" draw:points="0,0 1308,0 1308,28 0,28">
          <text:p/>
        </draw:polygon>
        <draw:frame draw:style-name="gr16" draw:text-style-name="P16" draw:layer="layout" svg:width="0.84cm" svg:height="0.34cm" svg:x="5.395cm" svg:y="4.83cm">
          <draw:text-box>
            <text:p text:style-name="P5"><text:span text:style-name="T17">2.966</text:span></text:p>
          </draw:text-box>
        </draw:frame>
        <draw:polygon draw:style-name="gr2" draw:text-style-name="P2" draw:layer="layout" svg:width="0.281cm" svg:height="0.373cm" svg:x="4.018cm" svg:y="5.515cm" svg:viewBox="0 0 282 374" draw:points="0,0 282,0 282,374 0,374">
          <text:p/>
        </draw:polygon>
        <draw:polygon draw:style-name="gr9" draw:text-style-name="P10" draw:layer="layout" svg:width="2.256cm" svg:height="0.027cm" svg:x="4.578cm" svg:y="5.347cm" svg:viewBox="0 0 2257 28" draw:points="0,0 2257,0 2257,28 0,28">
          <text:p/>
        </draw:polygon>
        <draw:polygon draw:style-name="gr4" draw:text-style-name="P4" draw:layer="layout" svg:width="0.026cm" svg:height="0.681cm" svg:x="4.578cm" svg:y="5.347cm" svg:viewBox="0 0 27 682" draw:points="0,0 27,0 27,682 0,682">
          <text:p/>
        </draw:polygon>
        <draw:frame draw:style-name="gr16" draw:text-style-name="P16" draw:layer="layout" svg:width="0.375cm" svg:height="0.34cm" svg:x="3.793cm" svg:y="5.511cm">
          <draw:text-box>
            <text:p text:style-name="P5"><text:span text:style-name="T17">30</text:span></text:p>
          </draw:text-box>
        </draw:frame>
        <draw:polygon draw:style-name="gr2" draw:text-style-name="P2" draw:layer="layout" svg:width="0.281cm" svg:height="0.373cm" svg:x="6.084cm" svg:y="5.515cm" svg:viewBox="0 0 282 374" draw:points="0,0 282,0 282,374 0,374">
          <text:p/>
        </draw:polygon>
        <draw:polygon draw:style-name="gr9" draw:text-style-name="P10" draw:layer="layout" svg:width="1.527cm" svg:height="0.027cm" svg:x="6.834cm" svg:y="5.347cm" svg:viewBox="0 0 1528 28" draw:points="0,0 1528,0 1528,28 0,28">
          <text:p/>
        </draw:polygon>
        <draw:polygon draw:style-name="gr9" draw:text-style-name="P10" draw:layer="layout" svg:width="0.027cm" svg:height="0.681cm" svg:x="6.834cm" svg:y="5.347cm" svg:viewBox="0 0 28 682" draw:points="0,0 28,0 28,682 0,682">
          <text:p/>
        </draw:polygon>
        <draw:polygon draw:style-name="gr9" draw:text-style-name="P10" draw:layer="layout" svg:width="1.307cm" svg:height="0.027cm" svg:x="3.271cm" svg:y="6.028cm" svg:viewBox="0 0 1308 28" draw:points="0,0 1308,0 1308,28 0,28">
          <text:p/>
        </draw:polygon>
        <draw:frame draw:style-name="gr16" draw:text-style-name="P16" draw:layer="layout" svg:width="1.026cm" svg:height="0.34cm" svg:x="5.317cm" svg:y="5.511cm">
          <draw:text-box>
            <text:p text:style-name="P5"><text:span text:style-name="T17">2.9632</text:span></text:p>
          </draw:text-box>
        </draw:frame>
        <draw:polygon draw:style-name="gr2" draw:text-style-name="P2" draw:layer="layout" svg:width="0.281cm" svg:height="0.373cm" svg:x="4.018cm" svg:y="6.196cm" svg:viewBox="0 0 282 374" draw:points="0,0 282,0 282,374 0,374">
          <text:p/>
        </draw:polygon>
        <draw:polygon draw:style-name="gr9" draw:text-style-name="P10" draw:layer="layout" svg:width="2.256cm" svg:height="0.027cm" svg:x="4.578cm" svg:y="6.028cm" svg:viewBox="0 0 2257 28" draw:points="0,0 2257,0 2257,28 0,28">
          <text:p/>
        </draw:polygon>
        <draw:polygon draw:style-name="gr4" draw:text-style-name="P4" draw:layer="layout" svg:width="0.026cm" svg:height="0.681cm" svg:x="4.578cm" svg:y="6.028cm" svg:viewBox="0 0 27 682" draw:points="0,0 27,0 27,682 0,682">
          <text:p/>
        </draw:polygon>
        <draw:frame draw:style-name="gr16" draw:text-style-name="P16" draw:layer="layout" svg:width="0.375cm" svg:height="0.34cm" svg:x="3.793cm" svg:y="6.192cm">
          <draw:text-box>
            <text:p text:style-name="P5"><text:span text:style-name="T17">40</text:span></text:p>
          </draw:text-box>
        </draw:frame>
        <draw:polygon draw:style-name="gr2" draw:text-style-name="P2" draw:layer="layout" svg:width="0.281cm" svg:height="0.373cm" svg:x="6.084cm" svg:y="6.196cm" svg:viewBox="0 0 282 374" draw:points="0,0 282,0 282,374 0,374">
          <text:p/>
        </draw:polygon>
        <draw:polygon draw:style-name="gr9" draw:text-style-name="P10" draw:layer="layout" svg:width="1.527cm" svg:height="0.027cm" svg:x="6.834cm" svg:y="6.028cm" svg:viewBox="0 0 1528 28" draw:points="0,0 1528,0 1528,28 0,28">
          <text:p/>
        </draw:polygon>
        <draw:polygon draw:style-name="gr9" draw:text-style-name="P10" draw:layer="layout" svg:width="0.027cm" svg:height="0.681cm" svg:x="6.834cm" svg:y="6.028cm" svg:viewBox="0 0 28 682" draw:points="0,0 28,0 28,682 0,682">
          <text:p/>
        </draw:polygon>
        <draw:polygon draw:style-name="gr9" draw:text-style-name="P10" draw:layer="layout" svg:width="1.307cm" svg:height="0.027cm" svg:x="3.271cm" svg:y="6.709cm" svg:viewBox="0 0 1308 28" draw:points="0,0 1308,0 1308,28 0,28">
          <text:p/>
        </draw:polygon>
        <draw:frame draw:style-name="gr16" draw:text-style-name="P16" draw:layer="layout" svg:width="1.026cm" svg:height="0.34cm" svg:x="5.317cm" svg:y="6.192cm">
          <draw:text-box>
            <text:p text:style-name="P5"><text:span text:style-name="T17">2.9578</text:span></text:p>
          </draw:text-box>
        </draw:frame>
        <draw:polygon draw:style-name="gr2" draw:text-style-name="P2" draw:layer="layout" svg:width="0.281cm" svg:height="0.373cm" svg:x="4.018cm" svg:y="6.877cm" svg:viewBox="0 0 282 374" draw:points="0,0 282,0 282,374 0,374">
          <text:p/>
        </draw:polygon>
        <draw:polygon draw:style-name="gr9" draw:text-style-name="P10" draw:layer="layout" svg:width="2.256cm" svg:height="0.027cm" svg:x="4.578cm" svg:y="6.709cm" svg:viewBox="0 0 2257 28" draw:points="0,0 2257,0 2257,28 0,28">
          <text:p/>
        </draw:polygon>
        <draw:polygon draw:style-name="gr4" draw:text-style-name="P4" draw:layer="layout" svg:width="0.026cm" svg:height="0.681cm" svg:x="4.578cm" svg:y="6.709cm" svg:viewBox="0 0 27 682" draw:points="0,0 27,0 27,682 0,682">
          <text:p/>
        </draw:polygon>
        <draw:frame draw:style-name="gr16" draw:text-style-name="P16" draw:layer="layout" svg:width="0.375cm" svg:height="0.34cm" svg:x="3.793cm" svg:y="6.873cm">
          <draw:text-box>
            <text:p text:style-name="P5"><text:span text:style-name="T17">50</text:span></text:p>
          </draw:text-box>
        </draw:frame>
        <draw:polygon draw:style-name="gr2" draw:text-style-name="P2" draw:layer="layout" svg:width="0.281cm" svg:height="0.373cm" svg:x="6.084cm" svg:y="6.877cm" svg:viewBox="0 0 282 374" draw:points="0,0 282,0 282,374 0,374">
          <text:p/>
        </draw:polygon>
        <draw:polygon draw:style-name="gr9" draw:text-style-name="P10" draw:layer="layout" svg:width="1.527cm" svg:height="0.027cm" svg:x="6.834cm" svg:y="6.709cm" svg:viewBox="0 0 1528 28" draw:points="0,0 1528,0 1528,28 0,28">
          <text:p/>
        </draw:polygon>
        <draw:polygon draw:style-name="gr9" draw:text-style-name="P10" draw:layer="layout" svg:width="0.027cm" svg:height="0.681cm" svg:x="6.834cm" svg:y="6.709cm" svg:viewBox="0 0 28 682" draw:points="0,0 28,0 28,682 0,682">
          <text:p/>
        </draw:polygon>
        <draw:polygon draw:style-name="gr9" draw:text-style-name="P10" draw:layer="layout" svg:width="1.307cm" svg:height="0.026cm" svg:x="3.271cm" svg:y="7.391cm" svg:viewBox="0 0 1308 27" draw:points="0,0 1308,0 1308,27 0,27">
          <text:p/>
        </draw:polygon>
        <draw:frame draw:style-name="gr16" draw:text-style-name="P16" draw:layer="layout" svg:width="1.026cm" svg:height="0.34cm" svg:x="5.317cm" svg:y="6.873cm">
          <draw:text-box>
            <text:p text:style-name="P5"><text:span text:style-name="T17">2.9664</text:span></text:p>
          </draw:text-box>
        </draw:frame>
        <draw:polygon draw:style-name="gr2" draw:text-style-name="P2" draw:layer="layout" svg:width="0.281cm" svg:height="0.373cm" svg:x="4.018cm" svg:y="7.558cm" svg:viewBox="0 0 282 374" draw:points="0,0 282,0 282,374 0,374">
          <text:p/>
        </draw:polygon>
        <draw:polygon draw:style-name="gr9" draw:text-style-name="P10" draw:layer="layout" svg:width="2.256cm" svg:height="0.026cm" svg:x="4.578cm" svg:y="7.391cm" svg:viewBox="0 0 2257 27" draw:points="0,0 2257,0 2257,27 0,27">
          <text:p/>
        </draw:polygon>
        <draw:polygon draw:style-name="gr4" draw:text-style-name="P4" draw:layer="layout" svg:width="0.026cm" svg:height="0.681cm" svg:x="4.578cm" svg:y="7.391cm" svg:viewBox="0 0 27 682" draw:points="0,0 27,0 27,682 0,682">
          <text:p/>
        </draw:polygon>
        <draw:frame draw:style-name="gr16" draw:text-style-name="P16" draw:layer="layout" svg:width="0.375cm" svg:height="0.34cm" svg:x="3.793cm" svg:y="7.554cm">
          <draw:text-box>
            <text:p text:style-name="P5"><text:span text:style-name="T17">60</text:span></text:p>
          </draw:text-box>
        </draw:frame>
        <draw:polygon draw:style-name="gr2" draw:text-style-name="P2" draw:layer="layout" svg:width="0.281cm" svg:height="0.373cm" svg:x="6.084cm" svg:y="7.558cm" svg:viewBox="0 0 282 374" draw:points="0,0 282,0 282,374 0,374">
          <text:p/>
        </draw:polygon>
        <draw:polygon draw:style-name="gr9" draw:text-style-name="P10" draw:layer="layout" svg:width="1.527cm" svg:height="0.026cm" svg:x="6.834cm" svg:y="7.391cm" svg:viewBox="0 0 1528 27" draw:points="0,0 1528,0 1528,27 0,27">
          <text:p/>
        </draw:polygon>
        <draw:polygon draw:style-name="gr9" draw:text-style-name="P10" draw:layer="layout" svg:width="0.027cm" svg:height="0.681cm" svg:x="6.834cm" svg:y="7.391cm" svg:viewBox="0 0 28 682" draw:points="0,0 28,0 28,682 0,682">
          <text:p/>
        </draw:polygon>
        <draw:polygon draw:style-name="gr9" draw:text-style-name="P10" draw:layer="layout" svg:width="1.307cm" svg:height="0.026cm" svg:x="3.271cm" svg:y="9.09cm" svg:viewBox="0 0 1308 27" draw:points="0,0 1308,0 1308,27 0,27">
          <text:p/>
        </draw:polygon>
        <draw:frame draw:style-name="gr16" draw:text-style-name="P16" draw:layer="layout" svg:width="1.026cm" svg:height="0.34cm" svg:x="5.317cm" svg:y="7.554cm">
          <draw:text-box>
            <text:p text:style-name="P5"><text:span text:style-name="T17">2.9558</text:span></text:p>
          </draw:text-box>
        </draw:frame>
        <draw:polygon draw:style-name="gr2" draw:text-style-name="P2" draw:layer="layout" svg:width="0.282cm" svg:height="0.373cm" svg:x="4.095cm" svg:y="9.257cm" svg:viewBox="0 0 283 374" draw:points="0,0 283,0 283,374 0,374">
          <text:p/>
        </draw:polygon>
        <draw:polygon draw:style-name="gr9" draw:text-style-name="P10" draw:layer="layout" svg:width="2.256cm" svg:height="0.026cm" svg:x="4.578cm" svg:y="9.09cm" svg:viewBox="0 0 2257 27" draw:points="0,0 2257,0 2257,27 0,27">
          <text:p/>
        </draw:polygon>
        <draw:polygon draw:style-name="gr4" draw:text-style-name="P4" draw:layer="layout" svg:width="0.026cm" svg:height="0.681cm" svg:x="4.578cm" svg:y="9.09cm" svg:viewBox="0 0 27 682" draw:points="0,0 27,0 27,682 0,682">
          <text:p/>
        </draw:polygon>
        <draw:frame draw:style-name="gr16" draw:text-style-name="P16" draw:layer="layout" svg:width="0.561cm" svg:height="0.34cm" svg:x="3.716cm" svg:y="9.253cm">
          <draw:text-box>
            <text:p text:style-name="P5"><text:span text:style-name="T17">275</text:span></text:p>
          </draw:text-box>
        </draw:frame>
        <draw:polygon draw:style-name="gr2" draw:text-style-name="P2" draw:layer="layout" svg:width="0.282cm" svg:height="0.373cm" svg:x="6.352cm" svg:y="9.257cm" svg:viewBox="0 0 283 374" draw:points="0,0 283,0 283,374 0,374">
          <text:p/>
        </draw:polygon>
        <draw:polygon draw:style-name="gr9" draw:text-style-name="P10" draw:layer="layout" svg:width="1.527cm" svg:height="0.026cm" svg:x="6.834cm" svg:y="9.09cm" svg:viewBox="0 0 1528 27" draw:points="0,0 1528,0 1528,27 0,27">
          <text:p/>
        </draw:polygon>
        <draw:polygon draw:style-name="gr9" draw:text-style-name="P10" draw:layer="layout" svg:width="0.027cm" svg:height="0.681cm" svg:x="6.834cm" svg:y="9.09cm" svg:viewBox="0 0 28 682" draw:points="0,0 28,0 28,682 0,682">
          <text:p/>
        </draw:polygon>
        <draw:polygon draw:style-name="gr9" draw:text-style-name="P10" draw:layer="layout" svg:width="1.307cm" svg:height="0.026cm" svg:x="3.271cm" svg:y="9.771cm" svg:viewBox="0 0 1308 27" draw:points="0,0 1308,0 1308,27 0,27">
          <text:p/>
        </draw:polygon>
        <draw:frame draw:style-name="gr16" draw:text-style-name="P16" draw:layer="layout" svg:width="1.645cm" svg:height="0.34cm" svg:x="5.047cm" svg:y="9.253cm">
          <draw:text-box>
            <text:p text:style-name="P5"><text:span text:style-name="T17">−</text:span><text:span text:style-name="T17">0.006104</text:span></text:p>
          </draw:text-box>
        </draw:frame>
        <draw:polygon draw:style-name="gr2" draw:text-style-name="P2" draw:layer="layout" svg:width="0.282cm" svg:height="0.373cm" svg:x="4.095cm" svg:y="9.938cm" svg:viewBox="0 0 283 374" draw:points="0,0 283,0 283,374 0,374">
          <text:p/>
        </draw:polygon>
        <draw:polygon draw:style-name="gr9" draw:text-style-name="P10" draw:layer="layout" svg:width="2.256cm" svg:height="0.026cm" svg:x="4.578cm" svg:y="9.771cm" svg:viewBox="0 0 2257 27" draw:points="0,0 2257,0 2257,27 0,27">
          <text:p/>
        </draw:polygon>
        <draw:polygon draw:style-name="gr4" draw:text-style-name="P4" draw:layer="layout" svg:width="0.026cm" svg:height="0.681cm" svg:x="4.578cm" svg:y="9.771cm" svg:viewBox="0 0 27 682" draw:points="0,0 27,0 27,682 0,682">
          <text:p/>
        </draw:polygon>
        <draw:frame draw:style-name="gr16" draw:text-style-name="P16" draw:layer="layout" svg:width="0.561cm" svg:height="0.34cm" svg:x="3.716cm" svg:y="9.934cm">
          <draw:text-box>
            <text:p text:style-name="P5"><text:span text:style-name="T17">280</text:span></text:p>
          </draw:text-box>
        </draw:frame>
        <draw:polygon draw:style-name="gr2" draw:text-style-name="P2" draw:layer="layout" svg:width="0.282cm" svg:height="0.373cm" svg:x="6.352cm" svg:y="9.938cm" svg:viewBox="0 0 283 374" draw:points="0,0 283,0 283,374 0,374">
          <text:p/>
        </draw:polygon>
        <draw:polygon draw:style-name="gr9" draw:text-style-name="P10" draw:layer="layout" svg:width="1.527cm" svg:height="0.026cm" svg:x="6.834cm" svg:y="9.771cm" svg:viewBox="0 0 1528 27" draw:points="0,0 1528,0 1528,27 0,27">
          <text:p/>
        </draw:polygon>
        <draw:polygon draw:style-name="gr9" draw:text-style-name="P10" draw:layer="layout" svg:width="0.027cm" svg:height="0.681cm" svg:x="6.834cm" svg:y="9.771cm" svg:viewBox="0 0 28 682" draw:points="0,0 28,0 28,682 0,682">
          <text:p/>
        </draw:polygon>
        <draw:polygon draw:style-name="gr9" draw:text-style-name="P10" draw:layer="layout" svg:width="1.307cm" svg:height="0.027cm" svg:x="3.271cm" svg:y="10.452cm" svg:viewBox="0 0 1308 28" draw:points="0,0 1308,0 1308,28 0,28">
          <text:p/>
        </draw:polygon>
        <draw:frame draw:style-name="gr16" draw:text-style-name="P16" draw:layer="layout" svg:width="1.645cm" svg:height="0.34cm" svg:x="5.047cm" svg:y="9.934cm">
          <draw:text-box>
            <text:p text:style-name="P5"><text:span text:style-name="T17">−</text:span><text:span text:style-name="T17">0.006062</text:span></text:p>
          </draw:text-box>
        </draw:frame>
        <draw:polygon draw:style-name="gr2" draw:text-style-name="P2" draw:layer="layout" svg:width="0.282cm" svg:height="0.373cm" svg:x="4.095cm" svg:y="10.619cm" svg:viewBox="0 0 283 374" draw:points="0,0 283,0 283,374 0,374">
          <text:p/>
        </draw:polygon>
        <draw:polygon draw:style-name="gr9" draw:text-style-name="P10" draw:layer="layout" svg:width="2.256cm" svg:height="0.027cm" svg:x="4.578cm" svg:y="10.452cm" svg:viewBox="0 0 2257 28" draw:points="0,0 2257,0 2257,28 0,28">
          <text:p/>
        </draw:polygon>
        <draw:polygon draw:style-name="gr4" draw:text-style-name="P4" draw:layer="layout" svg:width="0.026cm" svg:height="0.681cm" svg:x="4.578cm" svg:y="10.452cm" svg:viewBox="0 0 27 682" draw:points="0,0 27,0 27,682 0,682">
          <text:p/>
        </draw:polygon>
        <draw:frame draw:style-name="gr16" draw:text-style-name="P16" draw:layer="layout" svg:width="0.561cm" svg:height="0.34cm" svg:x="3.716cm" svg:y="10.615cm">
          <draw:text-box>
            <text:p text:style-name="P5"><text:span text:style-name="T17">285</text:span></text:p>
          </draw:text-box>
        </draw:frame>
        <draw:polygon draw:style-name="gr2" draw:text-style-name="P2" draw:layer="layout" svg:width="0.282cm" svg:height="0.373cm" svg:x="6.352cm" svg:y="10.619cm" svg:viewBox="0 0 283 374" draw:points="0,0 283,0 283,374 0,374">
          <text:p/>
        </draw:polygon>
        <draw:polygon draw:style-name="gr9" draw:text-style-name="P10" draw:layer="layout" svg:width="1.527cm" svg:height="0.027cm" svg:x="6.834cm" svg:y="10.452cm" svg:viewBox="0 0 1528 28" draw:points="0,0 1528,0 1528,28 0,28">
          <text:p/>
        </draw:polygon>
        <draw:polygon draw:style-name="gr9" draw:text-style-name="P10" draw:layer="layout" svg:width="0.027cm" svg:height="0.681cm" svg:x="6.834cm" svg:y="10.452cm" svg:viewBox="0 0 28 682" draw:points="0,0 28,0 28,682 0,682">
          <text:p/>
        </draw:polygon>
        <draw:polygon draw:style-name="gr9" draw:text-style-name="P10" draw:layer="layout" svg:width="1.307cm" svg:height="0.027cm" svg:x="3.271cm" svg:y="11.133cm" svg:viewBox="0 0 1308 28" draw:points="0,0 1308,0 1308,28 0,28">
          <text:p/>
        </draw:polygon>
        <draw:frame draw:style-name="gr16" draw:text-style-name="P16" draw:layer="layout" svg:width="1.645cm" svg:height="0.34cm" svg:x="5.047cm" svg:y="10.615cm">
          <draw:text-box>
            <text:p text:style-name="P5"><text:span text:style-name="T17">−</text:span><text:span text:style-name="T17">0.006044</text:span></text:p>
          </draw:text-box>
        </draw:frame>
        <draw:polygon draw:style-name="gr2" draw:text-style-name="P2" draw:layer="layout" svg:width="0.282cm" svg:height="0.373cm" svg:x="4.095cm" svg:y="11.3cm" svg:viewBox="0 0 283 374" draw:points="0,0 283,0 283,374 0,374">
          <text:p/>
        </draw:polygon>
        <draw:polygon draw:style-name="gr9" draw:text-style-name="P10" draw:layer="layout" svg:width="2.256cm" svg:height="0.027cm" svg:x="4.578cm" svg:y="11.133cm" svg:viewBox="0 0 2257 28" draw:points="0,0 2257,0 2257,28 0,28">
          <text:p/>
        </draw:polygon>
        <draw:polygon draw:style-name="gr4" draw:text-style-name="P4" draw:layer="layout" svg:width="0.026cm" svg:height="0.681cm" svg:x="4.578cm" svg:y="11.133cm" svg:viewBox="0 0 27 682" draw:points="0,0 27,0 27,682 0,682">
          <text:p/>
        </draw:polygon>
        <draw:frame draw:style-name="gr16" draw:text-style-name="P16" draw:layer="layout" svg:width="0.561cm" svg:height="0.34cm" svg:x="3.716cm" svg:y="11.296cm">
          <draw:text-box>
            <text:p text:style-name="P5"><text:span text:style-name="T17">290</text:span></text:p>
          </draw:text-box>
        </draw:frame>
        <draw:polygon draw:style-name="gr2" draw:text-style-name="P2" draw:layer="layout" svg:width="0.282cm" svg:height="0.373cm" svg:x="6.352cm" svg:y="11.3cm" svg:viewBox="0 0 283 374" draw:points="0,0 283,0 283,374 0,374">
          <text:p/>
        </draw:polygon>
        <draw:polygon draw:style-name="gr9" draw:text-style-name="P10" draw:layer="layout" svg:width="1.527cm" svg:height="0.027cm" svg:x="6.834cm" svg:y="11.133cm" svg:viewBox="0 0 1528 28" draw:points="0,0 1528,0 1528,28 0,28">
          <text:p/>
        </draw:polygon>
        <draw:polygon draw:style-name="gr9" draw:text-style-name="P10" draw:layer="layout" svg:width="0.027cm" svg:height="0.681cm" svg:x="6.834cm" svg:y="11.133cm" svg:viewBox="0 0 28 682" draw:points="0,0 28,0 28,682 0,682">
          <text:p/>
        </draw:polygon>
        <draw:polygon draw:style-name="gr2" draw:text-style-name="P2" draw:layer="layout" svg:width="1.205cm" svg:height="9.974cm" svg:x="7.959cm" svg:y="2.521cm" svg:viewBox="0 0 1206 9975" draw:points="0,0 1206,0 1206,9975 0,9975">
          <text:p/>
        </draw:polygon>
        <draw:polygon draw:style-name="gr2" draw:text-style-name="P2" draw:layer="layout" svg:width="5.893cm" svg:height="0.603cm" svg:x="3.271cm" svg:y="11.892cm" svg:viewBox="0 0 5894 604" draw:points="0,0 5894,0 5894,604 0,604">
          <text:p/>
        </draw:polygon>
        <draw:polygon draw:style-name="gr2" draw:text-style-name="P2" draw:layer="layout" svg:width="0.401cm" svg:height="9.974cm" svg:x="9.234cm" svg:y="2.514cm" svg:viewBox="0 0 402 9975" draw:points="0,0 402,0 402,9975 0,9975">
          <text:p/>
        </draw:polygon>
        <draw:polygon draw:style-name="gr2" draw:text-style-name="P2" draw:layer="layout" svg:width="0.763cm" svg:height="10.577cm" svg:x="1.905cm" svg:y="2.212cm" svg:viewBox="0 0 764 10578" draw:points="0,0 764,0 764,10578 0,10578">
          <text:p/>
        </draw:polygon>
        <draw:frame draw:style-name="gr16" draw:text-style-name="P16" draw:layer="layout" svg:width="1.645cm" svg:height="0.34cm" svg:x="5.047cm" svg:y="11.296cm">
          <draw:text-box>
            <text:p text:style-name="P5"><text:span text:style-name="T17">−</text:span><text:span text:style-name="T17">0.006036</text:span></text:p>
          </draw:text-box>
        </draw:frame>
        <draw:frame draw:style-name="gr17" draw:text-style-name="P17" draw:layer="layout" svg:width="0.208cm" svg:height="0.243cm" svg:x="1.945cm" svg:y="2.254cm">
          <draw:text-box>
            <text:p text:style-name="P5"><text:span text:style-name="T18">2</text:span></text:p>
          </draw:text-box>
        </draw:frame>
        <draw:polygon draw:style-name="gr2" draw:text-style-name="P2" draw:layer="layout" svg:width="8.433cm" svg:height="2.776cm" svg:x="1.905cm" svg:y="12.769cm" svg:viewBox="0 0 8434 2777" draw:points="0,0 8434,0 8434,2777 0,2777">
          <text:p/>
        </draw:polygon>
        <draw:polygon draw:style-name="gr3" draw:text-style-name="P3" draw:layer="layout" svg:width="8.433cm" svg:height="0.027cm" svg:x="1.905cm" svg:y="12.769cm" svg:viewBox="0 0 8434 28" draw:points="0,0 8434,0 8434,28 0,28">
          <text:p/>
        </draw:polygon>
        <draw:polygon draw:style-name="gr2" draw:text-style-name="P2" draw:layer="layout" svg:width="8.433cm" svg:height="2.775cm" svg:x="1.905cm" svg:y="15.525cm" svg:viewBox="0 0 8434 2776" draw:points="0,0 8434,0 8434,2776 0,2776">
          <text:p/>
        </draw:polygon>
        <draw:polygon draw:style-name="gr3" draw:text-style-name="P3" draw:layer="layout" svg:width="8.433cm" svg:height="0.026cm" svg:x="1.905cm" svg:y="15.525cm" svg:viewBox="0 0 8434 27" draw:points="0,0 8434,0 8434,27 0,27">
          <text:p/>
        </draw:polygon>
        <draw:polygon draw:style-name="gr2" draw:text-style-name="P2" draw:layer="layout" svg:width="8.433cm" svg:height="1.693cm" svg:x="1.905cm" svg:y="18.28cm" svg:viewBox="0 0 8434 1694" draw:points="0,0 8434,0 8434,1694 0,1694">
          <text:p/>
        </draw:polygon>
        <draw:polygon draw:style-name="gr3" draw:text-style-name="P3" draw:layer="layout" svg:width="8.433cm" svg:height="0.026cm" svg:x="1.905cm" svg:y="18.28cm" svg:viewBox="0 0 8434 27" draw:points="0,0 8434,0 8434,27 0,27">
          <text:p/>
        </draw:polygon>
        <draw:polygon draw:style-name="gr2" draw:text-style-name="P2" draw:layer="layout" svg:width="8.433cm" svg:height="3.874cm" svg:x="1.905cm" svg:y="19.953cm" svg:viewBox="0 0 8434 3875" draw:points="0,0 8434,0 8434,3875 0,3875">
          <text:p/>
        </draw:polygon>
        <draw:polygon draw:style-name="gr3" draw:text-style-name="P3" draw:layer="layout" svg:width="8.433cm" svg:height="0.026cm" svg:x="1.905cm" svg:y="19.953cm" svg:viewBox="0 0 8434 27" draw:points="0,0 8434,0 8434,27 0,27">
          <text:p/>
        </draw:polygon>
        <draw:polygon draw:style-name="gr2" draw:text-style-name="P2" draw:layer="layout" svg:width="0.402cm" svg:height="9.974cm" svg:x="2.969cm" svg:y="2.514cm" svg:viewBox="0 0 403 9975" draw:points="0,0 403,0 403,9975 0,9975">
          <text:p/>
        </draw:polygon>
        <draw:frame draw:style-name="gr18" draw:text-style-name="P18" draw:layer="layout" svg:width="0.401cm" svg:height="0.467cm" svg:x="2.086cm" svg:y="12.21cm">
          <draw:text-box>
            <text:p text:style-name="P5"><text:span text:style-name="T19"></text:span></text:p>
          </draw:text-box>
        </draw:frame>
        <draw:frame draw:style-name="gr8" draw:text-style-name="P9" draw:layer="layout" svg:width="8.452cm" svg:height="0.412cm" svg:x="0.635cm" svg:y="0.66cm">
          <draw:text-box>
            <text:p text:style-name="P5"><text:span text:style-name="T11">Gaussian_Beam_First_Measurement_02302020</text:span></text:p>
          </draw:text-box>
        </draw:frame>
        <draw:frame draw:style-name="gr8" draw:text-style-name="P9" draw:layer="layout" svg:width="8.621cm" svg:height="0.412cm" svg:x="12.327cm" svg:y="0.66cm">
          <draw:text-box>
            <text:p text:style-name="P5"><text:span text:style-name="T11">https://www.desmos.com/calculator/qm4jznrknd</text:span></text:p>
          </draw:text-box>
        </draw:frame>
        <draw:frame draw:style-name="gr8" draw:text-style-name="P9" draw:layer="layout" svg:width="1.014cm" svg:height="0.412cm" svg:x="0.635cm" svg:y="26.085cm">
          <draw:text-box>
            <text:p text:style-name="P5"><text:span text:style-name="T11">2 of 2</text:span></text:p>
          </draw:text-box>
        </draw:frame>
        <draw:frame draw:style-name="gr8" draw:text-style-name="P9" draw:layer="layout" svg:width="2.855cm" svg:height="0.412cm" svg:x="18.092cm" svg:y="26.085cm">
          <draw:text-box>
            <text:p text:style-name="P5"><text:span text:style-name="T11">2/9/20, 6:51 P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iroFont00" svg:font-family="CairoFont00"/>
    <style:font-face style:name="CairoFont10" svg:font-family="CairoFont10"/>
    <style:font-face style:name="CairoFont20" svg:font-family="CairoFont20"/>
    <style:font-face style:name="CairoFont40" svg:font-family="CairoFont40"/>
    <style:font-face style:name="CairoFont50" svg:font-family="CairoFont50"/>
    <style:font-face style:name="DejaVuSerif" svg:font-family="DejaVuSerif"/>
    <style:font-face style:name="dcgicons" svg:font-family="dcgico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09T19:01:49.045377220</dc:date>
    <meta:editing-duration>PT1M34S</meta:editing-duration>
    <meta:editing-cycles>1</meta:editing-cycles>
    <meta:document-statistic meta:object-count="513"/>
    <meta:generator>LibreOffice/6.0.7.3$Linux_X86_64 LibreOffice_project/00m0$Build-3</meta:generator>
  </office:meta>
</office:document-meta>
</file>